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FFFFFF"/>
      <style:text-properties fo:color="#000000" fo:font-size="11pt" style:font-size-asian="11pt" style:font-size-complex="11pt" style:font-family-generic="swiss"/>
    </style:style>
    <style:style style:name="ce3" style:family="table-cell" style:parent-style-name="Default" style:data-style-name="N0">
      <style:table-cell-properties fo:border="thin solid #000000" style:vertical-align="top" fo:wrap-option="wrap" fo:background-color="transparent"/>
      <style:text-properties fo:color="#000000" fo:font-size="11pt" style:font-size-asian="11pt" style:font-size-complex="11pt" style:font-family-generic="swiss"/>
    </style:style>
    <style:style style:name="ce4" style:family="table-cell" style:parent-style-name="Default" style:data-style-name="N0">
      <style:table-cell-properties fo:border-top="thin solid #000000" fo:border-bottom="thin solid #000000" fo:border-left="none" fo:border-right="thin solid #000000" style:vertical-align="top" fo:wrap-option="wrap" fo:background-color="transparent"/>
      <style:text-properties fo:color="#000000" fo:font-size="11pt" style:font-size-asian="11pt" style:font-size-complex="11pt" style:font-family-generic="swiss"/>
    </style:style>
    <style:style style:name="ce5" style:family="table-cell" style:parent-style-name="Default" style:data-style-name="N0">
      <style:table-cell-properties fo:border-top="thin solid #000000" fo:border-bottom="thin solid #000000" fo:border-left="none" fo:border-right="thin solid #000000" style:vertical-align="top" fo:wrap-option="wrap" fo:background-color="#FFFFFF"/>
      <style:text-properties fo:color="#000000" fo:font-size="11pt" style:font-size-asian="11pt" style:font-size-complex="11pt" style:font-family-generic="swiss"/>
    </style:style>
    <style:style style:name="ce6" style:family="table-cell" style:parent-style-name="Default" style:data-style-name="N0">
      <style:table-cell-properties fo:border-top="thin solid #000000" fo:border-bottom="none" fo:border-left="thin solid #000000" fo:border-right="thin solid #000000" style:vertical-align="top" fo:wrap-option="wrap" fo:background-color="transparent"/>
      <style:text-properties fo:color="#000000" fo:font-size="11pt" style:font-size-asian="11pt" style:font-size-complex="11pt" style:font-family-generic="swiss"/>
    </style:style>
    <style:style style:name="ce7"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8"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color="#000000" fo:font-size="11pt" style:font-size-asian="11pt" style:font-size-complex="11pt" style:font-family-generic="swiss"/>
    </style:style>
    <style:style style:name="ce9"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ext-properties fo:font-style="italic" style:font-style-asian="italic" style:font-style-complex="italic" fo:font-weight="bold" style:font-weight-asian="bold" style:font-weight-complex="bold" style:font-family-generic="swiss"/>
    </style:style>
    <style:style style:name="ce12" style:family="table-cell" style:parent-style-name="Default" style:data-style-name="N0">
      <style:table-cell-properties fo:background-color="#FFFF00"/>
      <style:text-properties fo:font-size="11pt" style:font-size-asian="11pt" style:font-size-complex="11pt" fo:font-weight="bold" style:font-weight-asian="bold" style:font-weight-complex="bold" style:font-family-generic="swiss"/>
    </style:style>
    <style:style style:name="ce13" style:family="table-cell" style:parent-style-name="Default" style:data-style-name="N0">
      <style:table-cell-properties style:vertical-align="top" fo:wrap-option="wrap"/>
      <style:text-properties fo:color="#FF0000" fo:font-weight="bold" style:font-weight-asian="bold" style:font-weight-complex="bold" style:font-family-generic="swiss"/>
    </style:style>
    <style:style style:name="ce14" style:family="table-cell" style:parent-style-name="Default" style:data-style-name="N0">
      <style:table-cell-properties fo:border="thin solid #000000" style:vertical-align="top" fo:wrap-option="wrap" fo:background-color="#FFFFFF" style:repeat-content="false"/>
      <style:paragraph-properties fo:text-align="end" fo:margin-right="0cm"/>
      <style:text-properties fo:color="#000000" fo:font-size="11pt" style:font-size-asian="11pt" style:font-size-complex="11pt" style:font-family-generic="swiss"/>
    </style:style>
    <style:style style:name="ce15" style:family="table-cell" style:parent-style-name="Default" style:data-style-name="N0">
      <style:table-cell-properties fo:border-top="thin solid #000000" fo:border-bottom="none" fo:border-left="thin solid #000000" fo:border-right="thin solid #000000" fo:background-color="#FFFFFF"/>
      <style:text-properties fo:color="#000000" fo:font-size="11pt" style:font-size-asian="11pt" style:font-size-complex="11pt" style:font-family-generic="swiss"/>
    </style:style>
    <style:style style:name="ce16" style:family="table-cell" style:parent-style-name="Default" style:data-style-name="N0">
      <style:table-cell-properties style:vertical-align="middle" fo:background-color="#FFFFFF"/>
      <style:text-properties fo:color="#000000" fo:font-size="24pt" style:font-size-asian="24pt" style:font-size-complex="24pt" style:font-family-generic="swiss"/>
    </style:style>
    <style:style style:name="ce17" style:family="table-cell" style:parent-style-name="Default" style:data-style-name="N0">
      <style:table-cell-properties fo:background-color="#FFFFFF"/>
      <style:text-properties fo:color="#000000" fo:font-size="11pt" style:font-size-asian="11pt" style:font-size-complex="11pt" style:font-family-generic="swiss"/>
    </style:style>
    <style:style style:name="ce18" style:family="table-cell" style:parent-style-name="Default" style:data-style-name="N0">
      <style:table-cell-properties style:vertical-align="middle" fo:background-color="#FFFFFF" style:repeat-content="false"/>
      <style:paragraph-properties fo:text-align="center"/>
      <style:text-properties fo:color="#000000" fo:font-size="11pt" style:font-size-asian="11pt" style:font-size-complex="11pt" style:font-family-generic="swiss"/>
    </style:style>
    <style:style style:name="ce19" style:family="table-cell" style:parent-style-name="Default" style:data-style-name="N0">
      <style:table-cell-properties fo:border-top="thin solid #000000" fo:border-bottom="none" fo:border-left="thin solid #000000" fo:border-right="thin solid #000000" fo:background-color="#D9D9D9"/>
      <style:text-properties fo:color="#000000" fo:font-size="20pt" style:font-size-asian="20pt" style:font-size-complex="20pt" style:font-family-generic="swiss"/>
    </style:style>
    <style:style style:name="ce20"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fo:color="#000000" fo:font-size="14pt" style:font-size-asian="14pt" style:font-size-complex="14pt" fo:font-style="italic" style:font-style-asian="italic" style:font-style-complex="italic" fo:font-weight="bold" style:font-weight-asian="bold" style:font-weight-complex="bold" style:font-family-generic="swiss"/>
    </style:style>
    <style:style style:name="ce2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4pt" style:font-size-asian="14pt" style:font-size-complex="14pt" fo:font-style="italic" style:font-style-asian="italic" style:font-style-complex="italic" fo:font-weight="bold" style:font-weight-asian="bold" style:font-weight-complex="bold" style:font-family-generic="swiss"/>
    </style:style>
    <style:style style:name="ce22"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tyle="italic" style:font-style-asian="italic" style:font-style-complex="italic" fo:font-weight="bold" style:font-weight-asian="bold" style:font-weight-complex="bold" style:font-family-generic="swiss"/>
    </style:style>
    <style:style style:name="ce23" style:family="table-cell" style:parent-style-name="Default" style:data-style-name="N0">
      <style:table-cell-properties fo:background-color="#FFFFFF"/>
      <style:text-properties fo:color="#000000" fo:font-size="14pt" style:font-size-asian="14pt" style:font-size-complex="14pt" style:font-family-generic="swiss"/>
    </style:style>
    <style:style style:name="ce24" style:family="table-cell" style:parent-style-name="Default" style:data-style-name="N0">
      <style:table-cell-properties fo:border-top="thin solid #000000" fo:border-bottom="none" fo:border-left="thin solid #000000" fo:border-right="thin solid #000000" style:vertical-align="middle" fo:background-color="#D9D9D9" style:repeat-content="false"/>
      <style:paragraph-properties fo:text-align="center"/>
      <style:text-properties fo:color="#000000" fo:font-size="12pt" style:font-size-asian="12pt" style:font-size-complex="12pt" style:font-family-generic="swiss"/>
    </style:style>
    <style:style style:name="ce25" style:family="table-cell" style:parent-style-name="Default" style:data-style-name="N0">
      <style:table-cell-properties fo:background-color="#FFFFFF"/>
      <style:text-properties fo:color="#000000" fo:font-size="11pt" style:font-size-asian="11pt" style:font-size-complex="11pt" style:font-family-generic="swiss"/>
    </style:style>
    <style:style style:name="ce26"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27" style:family="table-cell" style:parent-style-name="Default" style:data-style-name="N0">
      <style:table-cell-properties fo:border="thin solid #000000" style:vertical-align="top" fo:wrap-option="wrap" fo:background-color="#FFFFFF"/>
      <style:text-properties fo:color="#000000" fo:font-size="11pt" style:font-size-asian="11pt" style:font-size-complex="11pt"/>
    </style:style>
    <style:style style:name="ce28" style:family="table-cell" style:parent-style-name="Default" style:data-style-name="N0">
      <style:table-cell-properties fo:border="thin solid #000000" style:vertical-align="top" fo:wrap-option="wrap" fo:background-color="#FFFFFF" style:repeat-content="false"/>
      <style:paragraph-properties fo:text-align="end" fo:margin-right="0cm"/>
      <style:text-properties fo:color="#000000" fo:font-size="11pt" style:font-size-asian="11pt" style:font-size-complex="11pt"/>
    </style:style>
    <style:style style:name="ce2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fo:font-size="11pt" style:font-size-asian="11pt" style:font-size-complex="11pt"/>
    </style:style>
    <style:style style:name="ce30" style:family="table-cell" style:parent-style-name="Default" style:data-style-name="N0">
      <style:table-cell-properties fo:border-top="thin solid #000000" fo:border-bottom="none" fo:border-left="none" fo:border-right="thin solid #000000" style:vertical-align="top" fo:wrap-option="wrap" fo:background-color="transparent"/>
      <style:text-properties fo:color="#000000" fo:font-size="11pt" style:font-size-asian="11pt" style:font-size-complex="11pt" style:font-family-generic="swiss"/>
    </style:style>
    <style:style style:name="ce31" style:family="table-cell" style:parent-style-name="Default" style:data-style-name="N0">
      <style:table-cell-properties fo:border-top="thin solid #000000" fo:border-bottom="thin solid #000000" fo:border-left="none" fo:border-right="thin solid #000000" style:vertical-align="top" fo:background-color="#FFFFFF"/>
      <style:text-properties fo:color="#000000" fo:font-size="11pt" style:font-size-asian="11pt" style:font-size-complex="11pt" style:font-family-generic="swiss"/>
    </style:style>
    <style:style style:name="ce32" style:family="table-cell" style:parent-style-name="Default" style:data-style-name="N0">
      <style:table-cell-properties fo:border-top="none" fo:border-bottom="thin solid #000000" fo:border-left="none" fo:border-right="thin solid #000000" style:vertical-align="top" fo:wrap-option="wrap" fo:background-color="transparent"/>
      <style:text-properties fo:color="#000000" fo:font-size="11pt" style:font-size-asian="11pt" style:font-size-complex="11pt" style:font-family-generic="swiss"/>
    </style:style>
    <style:style style:name="ce33" style:family="table-cell" style:parent-style-name="Default" style:data-style-name="N0">
      <style:table-cell-properties fo:border-top="none" fo:border-bottom="thin solid #000000" fo:border-left="none" fo:border-right="thin solid #000000" style:vertical-align="top" fo:wrap-option="wrap" fo:background-color="#FFFFFF"/>
      <style:text-properties fo:color="#000000" fo:font-size="11pt" style:font-size-asian="11pt" style:font-size-complex="11pt" style:font-family-generic="swiss"/>
    </style:style>
    <style:style style:name="ce34"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color="#000000" fo:font-size="11pt" style:font-size-asian="11pt" style:font-size-complex="11pt" style:font-family-generic="swiss"/>
    </style:style>
    <style:style style:name="ce35" style:family="table-cell" style:parent-style-name="Default" style:data-style-name="N0">
      <style:text-properties fo:color="#000000"/>
    </style:style>
    <style:style style:name="ce36"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color="#000000" fo:font-size="11pt" style:font-size-asian="11pt" style:font-size-complex="11pt"/>
    </style:style>
    <style:style style:name="ce37" style:family="table-cell" style:parent-style-name="Default" style:data-style-name="N0">
      <style:table-cell-properties fo:border="thin solid #000000" fo:background-color="#D9D9D9"/>
      <style:text-properties fo:color="#000000" fo:font-size="20pt" style:font-size-asian="20pt" style:font-size-complex="20pt" style:font-family-generic="swiss"/>
    </style:style>
    <style:style style:name="ce38" style:family="table-cell" style:parent-style-name="Default" style:data-style-name="N0">
      <style:table-cell-properties style:vertical-align="top" fo:wrap-option="wrap" fo:background-color="#FFFFFF"/>
      <style:text-properties fo:color="#000000" fo:font-size="11pt" style:font-size-asian="11pt" style:font-size-complex="11pt" style:font-family-generic="swiss"/>
    </style:style>
    <style:style style:name="ce39" style:family="table-cell" style:parent-style-name="Default" style:data-style-name="N0">
      <style:table-cell-properties style:vertical-align="middle" fo:background-color="#FFFFFF" style:repeat-content="false"/>
      <style:paragraph-properties fo:text-align="center"/>
      <style:text-properties fo:color="#000000" fo:font-size="11pt" style:font-size-asian="11pt" style:font-size-complex="11pt" style:font-family-generic="swiss"/>
    </style:style>
    <style:style style:name="ce40" style:family="table-cell" style:parent-style-name="Default" style:data-style-name="N0">
      <style:table-cell-properties fo:border-top="none" fo:border-bottom="none" fo:border-left="thin solid #000000" fo:border-right="thin solid #000000" fo:background-color="#FFFFFF"/>
      <style:text-properties fo:color="#000000" fo:font-size="20pt" style:font-size-asian="20pt" style:font-size-complex="20pt" style:font-family-generic="swiss"/>
    </style:style>
    <style:style style:name="ce41" style:family="table-cell" style:parent-style-name="Default" style:data-style-name="N0">
      <style:table-cell-properties style:vertical-align="automatic" fo:background-color="#FFFFFF"/>
      <style:text-properties fo:color="#000000" fo:font-size="11pt" style:font-size-asian="11pt" style:font-size-complex="11pt" style:font-family-generic="swiss"/>
    </style:style>
    <style:style style:name="ce42" style:family="table-cell" style:parent-style-name="Default" style:data-style-name="N0">
      <style:table-cell-properties style:vertical-align="middle" fo:wrap-option="wrap" fo:background-color="#FFFFFF" style:repeat-content="false"/>
      <style:paragraph-properties fo:text-align="center"/>
      <style:text-properties fo:color="#000000" fo:font-size="11pt" style:font-size-asian="11pt" style:font-size-complex="11pt" style:font-family-generic="swiss"/>
    </style:style>
    <style:style style:name="ce43" style:family="table-cell" style:parent-style-name="Default" style:data-style-name="N0">
      <style:table-cell-properties fo:border-top="none" fo:border-bottom="thin solid #000000" fo:border-left="thin solid #000000" fo:border-right="thin solid #000000" fo:background-color="#D9D9D9"/>
      <style:text-properties fo:color="#000000" fo:font-size="20pt" style:font-size-asian="20pt" style:font-size-complex="20pt" style:font-family-generic="swiss"/>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fo:font-size="11pt" style:font-size-asian="11pt" style:font-size-complex="11pt" style:font-family-generic="swiss"/>
    </style:style>
    <style:style style:name="ce45" style:family="table-cell" style:parent-style-name="Default" style:data-style-name="N0">
      <style:text-properties fo:color="#000000" style:font-family-generic="swiss"/>
    </style:style>
    <style:style style:name="ce46"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style="italic" style:font-style-asian="italic" style:font-style-complex="italic" style:font-family-generic="swiss"/>
    </style:style>
    <style:style style:name="ce47"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2pt" style:font-size-asian="12pt" style:font-size-complex="12pt" fo:font-style="italic" style:font-style-asian="italic" style:font-style-complex="italic" style:font-family-generic="swiss"/>
    </style:style>
    <style:style style:name="ce48"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4pt" style:font-size-asian="14pt" style:font-size-complex="14pt" style:font-family-generic="swiss"/>
    </style:style>
    <style:style style:name="ce49"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0" style:family="table-cell" style:parent-style-name="Default" style:data-style-name="N0">
      <style:table-cell-properties fo:border-top="thin solid #000000" fo:border-bottom="none"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1" style:family="table-cell" style:parent-style-name="Default" style:data-style-name="N0">
      <style:table-cell-properties fo:border-top="none" fo:border-bottom="thin solid #000000" fo:border-left="none" fo:border-right="thin solid #000000" style:vertical-align="middle" fo:wrap-option="wrap" fo:background-color="#D9D9D9" style:repeat-content="false"/>
      <style:paragraph-properties fo:text-align="center"/>
      <style:text-properties fo:color="#000000" fo:font-size="12pt" style:font-size-asian="12pt" style:font-size-complex="12pt" style:font-family-generic="swiss"/>
    </style:style>
    <style:style style:name="ce52" style:family="table-cell" style:parent-style-name="Default" style:data-style-name="N0">
      <style:table-cell-properties style:vertical-align="automatic" fo:wrap-option="wrap" fo:background-color="#FFFFFF"/>
      <style:text-properties fo:color="#000000" fo:font-size="11pt" style:font-size-asian="11pt" style:font-size-complex="11pt" style:font-family-generic="swiss"/>
    </style:style>
    <style:style style:name="ce53" style:family="table-cell" style:parent-style-name="Default" style:data-style-name="N0">
      <style:table-cell-properties fo:border-top="thin solid #000000" fo:border-bottom="none" fo:border-left="none" fo:border-right="thin solid #000000" style:vertical-align="automatic" fo:wrap-option="wrap" fo:background-color="#D9D9D9"/>
      <style:text-properties fo:color="#000000" fo:font-size="20pt" style:font-size-asian="20pt" style:font-size-complex="20pt" style:font-family-generic="swiss"/>
    </style:style>
    <style:style style:name="ce54" style:family="table-cell" style:parent-style-name="Default" style:data-style-name="N0">
      <style:table-cell-properties style:vertical-align="automatic" fo:wrap-option="wrap" fo:background-color="#D9D9D9"/>
      <style:text-properties fo:color="#000000" fo:font-size="20pt" style:font-size-asian="20pt" style:font-size-complex="20pt" style:font-family-generic="swiss"/>
    </style:style>
    <style:style style:name="ce55" style:family="table-cell" style:parent-style-name="Default" style:data-style-name="N0">
      <style:table-cell-properties style:vertical-align="automatic" fo:wrap-option="wrap" fo:background-color="#FFFFFF"/>
      <style:text-properties fo:color="#000000" fo:font-size="20pt" style:font-size-asian="20pt" style:font-size-complex="20pt" style:font-family-generic="swiss"/>
    </style:style>
    <style:style style:name="ce56" style:family="table-cell" style:parent-style-name="Default" style:data-style-name="N0">
      <style:table-cell-properties fo:border-top="thin solid #000000" fo:border-bottom="none" fo:border-left="thin solid #000000" fo:border-right="thin solid #000000" style:vertical-align="top" fo:wrap-option="wrap" fo:background-color="#FFFFFF" style:repeat-content="false"/>
      <style:paragraph-properties fo:text-align="end" fo:margin-right="0cm"/>
      <style:text-properties fo:color="#000000" fo:font-size="11pt" style:font-size-asian="11pt" style:font-size-complex="11pt" style:font-family-generic="swiss"/>
    </style:style>
    <style:style style:name="ce57" style:family="table-cell" style:parent-style-name="Default" style:data-style-name="N0">
      <style:table-cell-properties fo:border="thin solid #000000" style:vertical-align="top" fo:wrap-option="wrap" fo:background-color="#FFFF00"/>
      <style:text-properties fo:color="#000000" fo:font-size="11pt" style:font-size-asian="11pt" style:font-size-complex="11pt" style:font-family-generic="swiss"/>
    </style:style>
    <style:style style:name="ce58" style:family="table-cell" style:parent-style-name="Default" style:data-style-name="N0">
      <style:table-cell-properties fo:border="thin solid #000000" style:vertical-align="middle" fo:wrap-option="wrap" fo:background-color="#FFFFFF" style:repeat-content="false"/>
      <style:paragraph-properties fo:text-align="end" fo:margin-right="0cm"/>
      <style:text-properties fo:color="#000000" fo:font-size="11pt" style:font-size-asian="11pt" style:font-size-complex="11pt" style:font-family-generic="swiss"/>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800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96333333333333cm"/>
    </style:style>
    <style:style style:name="co2" style:family="table-column">
      <style:table-column-properties fo:break-before="auto" style:column-width="4.048125cm"/>
    </style:style>
    <style:style style:name="co3" style:family="table-column">
      <style:table-column-properties fo:break-before="auto" style:column-width="8.255cm"/>
    </style:style>
    <style:style style:name="co4" style:family="table-column">
      <style:table-column-properties fo:break-before="auto" style:column-width="7.56708333333333cm"/>
    </style:style>
    <style:style style:name="co5" style:family="table-column">
      <style:table-column-properties fo:break-before="auto" style:column-width="2.80458333333333cm"/>
    </style:style>
    <style:style style:name="co6" style:family="table-column">
      <style:table-column-properties fo:break-before="auto" style:column-width="3.81cm"/>
    </style:style>
    <style:style style:name="co7" style:family="table-column">
      <style:table-column-properties fo:break-before="auto" style:column-width="3.46604166666667cm"/>
    </style:style>
    <style:style style:name="co8" style:family="table-column">
      <style:table-column-properties fo:break-before="auto" style:column-width="2.11666666666667cm"/>
    </style:style>
    <style:style style:name="co9" style:family="table-column">
      <style:table-column-properties fo:break-before="auto" style:column-width="15.24cm"/>
    </style:style>
    <style:style style:name="ro1" style:family="table-row">
      <style:table-row-properties style:row-height="46.5pt" style:use-optimal-row-height="false" fo:break-before="auto"/>
    </style:style>
    <style:style style:name="ro2" style:family="table-row">
      <style:table-row-properties style:row-height="76.5pt" style:use-optimal-row-height="true" fo:break-before="auto"/>
    </style:style>
    <style:style style:name="ro3" style:family="table-row">
      <style:table-row-properties style:row-height="128.25pt" style:use-optimal-row-height="true" fo:break-before="auto"/>
    </style:style>
    <style:style style:name="ro4" style:family="table-row">
      <style:table-row-properties style:row-height="121.5pt" style:use-optimal-row-height="false" fo:break-before="auto"/>
    </style:style>
    <style:style style:name="ro5" style:family="table-row">
      <style:table-row-properties style:row-height="171pt" style:use-optimal-row-height="true" fo:break-before="auto"/>
    </style:style>
    <style:style style:name="ro6" style:family="table-row">
      <style:table-row-properties style:row-height="99pt" style:use-optimal-row-height="false" fo:break-before="auto"/>
    </style:style>
    <style:style style:name="ro7" style:family="table-row">
      <style:table-row-properties style:row-height="85.5pt" style:use-optimal-row-height="true" fo:break-before="auto"/>
    </style:style>
    <style:style style:name="ro8" style:family="table-row">
      <style:table-row-properties style:row-height="57pt" style:use-optimal-row-height="true" fo:break-before="auto"/>
    </style:style>
    <style:style style:name="ro9" style:family="table-row">
      <style:table-row-properties style:row-height="71.25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114pt" style:use-optimal-row-height="true" fo:break-before="auto"/>
    </style:style>
    <style:style style:name="ro12" style:family="table-row">
      <style:table-row-properties style:row-height="42.75pt" style:use-optimal-row-height="true" fo:break-before="auto"/>
    </style:style>
    <style:style style:name="ro13" style:family="table-row">
      <style:table-row-properties style:row-height="99.75pt" style:use-optimal-row-height="true" fo:break-before="auto"/>
    </style:style>
    <style:style style:name="ro14" style:family="table-row">
      <style:table-row-properties style:row-height="41.45pt" style:use-optimal-row-height="false" fo:break-before="page"/>
    </style:style>
    <style:style style:name="ro15" style:family="table-row">
      <style:table-row-properties style:row-height="213.75pt" style:use-optimal-row-height="true" fo:break-before="auto"/>
    </style:style>
    <style:style style:name="ro16" style:family="table-row">
      <style:table-row-properties style:row-height="156.75pt" style:use-optimal-row-height="true" fo:break-before="auto"/>
    </style:style>
    <style:style style:name="ro17" style:family="table-row">
      <style:table-row-properties style:row-height="67.5pt" style:use-optimal-row-height="false" fo:break-before="auto"/>
    </style:style>
    <style:style style:name="ro18" style:family="table-row">
      <style:table-row-properties style:row-height="43.5pt" style:use-optimal-row-height="true" fo:break-before="auto"/>
    </style:style>
    <style:style style:name="ro19" style:family="table-row">
      <style:table-row-properties style:row-height="42.75pt" style:use-optimal-row-height="false" fo:break-before="page"/>
    </style:style>
    <style:style style:name="ro20" style:family="table-row">
      <style:table-row-properties style:row-height="118.15pt" style:use-optimal-row-height="false" fo:break-before="auto"/>
    </style:style>
    <style:style style:name="ro21" style:family="table-row">
      <style:table-row-properties style:row-height="90.6pt" style:use-optimal-row-height="false" fo:break-before="auto"/>
    </style:style>
    <style:style style:name="ro22" style:family="table-row">
      <style:table-row-properties style:row-height="45pt" style:use-optimal-row-height="true" fo:break-before="auto"/>
    </style:style>
    <style:style style:name="ro23" style:family="table-row">
      <style:table-row-properties style:row-height="58.5pt" style:use-optimal-row-height="false" fo:break-before="auto"/>
    </style:style>
    <style:style style:name="ro24" style:family="table-row">
      <style:table-row-properties style:row-height="25.5pt" style:use-optimal-row-height="false" fo:break-before="auto"/>
    </style:style>
    <style:style style:name="ro25" style:family="table-row">
      <style:table-row-properties style:row-height="25.5pt" style:use-optimal-row-height="true" fo:break-before="auto"/>
    </style:style>
    <style:style style:name="ro26" style:family="table-row">
      <style:table-row-properties style:row-height="38.25pt" style:use-optimal-row-height="false" fo:break-before="auto"/>
    </style:style>
    <style:style style:name="ro27" style:family="table-row">
      <style:table-row-properties style:row-height="15.75pt" style:use-optimal-row-height="false" fo:break-before="auto"/>
    </style:style>
    <style:style style:name="ro28" style:family="table-row">
      <style:table-row-properties style:row-height="18pt" style:use-optimal-row-height="false" fo:break-before="auto"/>
    </style:style>
    <style:style style:name="ro29" style:family="table-row">
      <style:table-row-properties style:row-height="51pt" style:use-optimal-row-height="true" fo:break-before="auto"/>
    </style:style>
    <style:style style:name="ro30" style:family="table-row">
      <style:table-row-properties style:row-height="12.75pt" style:use-optimal-row-height="true" fo:break-before="auto"/>
    </style:style>
    <style:style style:name="ro31" style:family="table-row">
      <style:table-row-properties style:row-height="15pt" style:use-optimal-row-height="true" fo:break-before="auto"/>
    </style:style>
    <style:style style:name="ro32" style:family="table-row">
      <style:table-row-properties style:row-height="54.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false"/>
      <table:table table:name="liste_de_critères" table:style-name="ta1">
        <table:table-column table:style-name="co1" table:default-cell-style-name="ce37"/>
        <table:table-column table:style-name="co1" table:default-cell-style-name="ce54"/>
        <table:table-column table:style-name="co2" table:default-cell-style-name="ce17"/>
        <table:table-column table:style-name="co3" table:default-cell-style-name="ce17"/>
        <table:table-column table:style-name="co4" table:default-cell-style-name="ce17"/>
        <table:table-column table:style-name="co5" table:number-columns-repeated="3" table:default-cell-style-name="ce17"/>
        <table:table-column table:style-name="co6" table:default-cell-style-name="ce18"/>
        <table:table-column table:style-name="co7" table:default-cell-style-name="ce17"/>
        <table:table-column table:style-name="co8" table:number-columns-repeated="16374" table:default-cell-style-name="ce17"/>
        <table:table-row table:style-name="ro1">
          <table:table-cell table:style-name="ce15"/>
          <table:table-cell table:style-name="ce52"/>
          <table:table-cell office:value-type="string" table:style-name="ce16">
            <text:p>Liste d'exigences d'ergonomie et d'accessibilité des applications/site web d'Orange</text:p>
          </table:table-cell>
          <table:table-cell table:number-columns-repeated="5" table:style-name="ce17"/>
          <table:table-cell table:style-name="ce18"/>
          <table:table-cell table:number-columns-repeated="16375" table:style-name="ce17"/>
        </table:table-row>
        <table:table-row table:style-name="ro2">
          <table:table-cell table:style-name="ce19"/>
          <table:table-cell office:value-type="string" table:style-name="ce53">
            <text:p>sous thématique</text:p>
          </table:table-cell>
          <table:table-cell office:value-type="string" table:style-name="ce20">
            <text:p>Nom</text:p>
          </table:table-cell>
          <table:table-cell office:value-type="string" table:style-name="ce21">
            <text:p>Description générale</text:p>
          </table:table-cell>
          <table:table-cell office:value-type="string" table:style-name="ce21">
            <text:p>Ce que je dois faire<text:s/></text:p>
          </table:table-cell>
          <table:table-cell office:value-type="string" table:style-name="ce21">
            <text:p>type</text:p>
          </table:table-cell>
          <table:table-cell office:value-type="string" table:style-name="ce46">
            <text:p>pondération contextuelle</text:p>
            <text:p>3 faible</text:p>
            <text:p>2 moyen</text:p>
            <text:p>1 fort</text:p>
          </table:table-cell>
          <table:table-cell office:value-type="string" table:style-name="ce22">
            <text:p>impact accès info</text:p>
            <text:p>3 faible</text:p>
            <text:p>2 moyen</text:p>
            <text:p>1 fort</text:p>
          </table:table-cell>
          <table:table-cell office:value-type="string" table:style-name="ce47">
            <text:p>évaluation</text:p>
            <text:p>valide</text:p>
            <text:p>non-valide</text:p>
            <text:p>Non applicable</text:p>
          </table:table-cell>
          <table:table-cell office:value-type="string" table:style-name="ce48">
            <text:p>commentaires</text:p>
          </table:table-cell>
          <table:table-cell table:number-columns-repeated="16374" table:style-name="ce23"/>
        </table:table-row>
        <table:table-row table:style-name="ro3">
          <table:table-cell office:value-type="string" table:style-name="ce24">
            <text:p>Guidage</text:p>
          </table:table-cell>
          <table:table-cell office:value-type="string" table:style-name="ce50">
            <text:p>Incitation</text:p>
          </table:table-cell>
          <table:table-cell office:value-type="string" table:style-name="ce5">
            <text:p>Titre de la page</text:p>
          </table:table-cell>
          <table:table-cell office:value-type="string" table:style-name="ce2">
            <text:p>Chaque page doit avoir un titre qui lui est spécifique et qui reflète son contenu ou sa fonction.</text:p>
          </table:table-cell>
          <table:table-cell office:value-type="string" table:style-name="ce2">
            <text:p>Vérifier que le titre commence, en général, par le titre de la page courante puis et le nom du site.<text:s/></text:p>
            <text:p>Vérifier que l'onglet de la page est bien renseigné par un titre et non par son adresse html, par exemple (NB : balise HTLM &lt;title&gt; ), par exemple : Accueil - Espace client Orange.</text:p>
          </table:table-cell>
          <table:table-cell office:value-type="string" table:style-name="ce2">
            <text:p>page</text:p>
          </table:table-cell>
          <table:table-cell office:value-type="float" office:value="1" table:style-name="ce57">
            <text:p>1</text:p>
          </table:table-cell>
          <table:table-cell office:value-type="float" office:value="2" table:style-name="ce14">
            <text:p>2</text:p>
          </table:table-cell>
          <table:table-cell office:value-type="string" table:style-name="ce44">
            <text:p>non-valide</text:p>
          </table:table-cell>
          <table:table-cell office:value-type="string" table:style-name="ce34">
            <text:p>il y a bien un titre à la page mais il manque de clarté : vous pourriez préconiser que le mot Boutique apparaisse en début « Boutique Orange »</text:p>
          </table:table-cell>
          <table:table-cell table:number-columns-repeated="16374" table:style-name="ce23"/>
        </table:table-row>
        <table:table-row table:style-name="ro4">
          <table:table-cell office:value-type="string" table:style-name="ce24">
            <text:p>Guidage</text:p>
          </table:table-cell>
          <table:table-cell office:value-type="string" table:style-name="ce50">
            <text:p>Incitation</text:p>
          </table:table-cell>
          <table:table-cell office:value-type="string" table:style-name="ce5">
            <text:p>Titre des rubriques</text:p>
          </table:table-cell>
          <table:table-cell office:value-type="string" table:style-name="ce2">
            <text:p>Il est recommandé de structurer le contenu d'une page à l'aide de titres. Cela permet à certains types d'utilisateur de repérer rapidement les grandes rubriques de la page (via <text:s/>un <text:s/>lecteur d’écran par exemple) pour extraire la liste des titres et d'y naviguer rapidement.<text:s/></text:p>
          </table:table-cell>
          <table:table-cell office:value-type="string" table:style-name="ce3">
            <text:p>Vérifier que les titres des rubriques dans la page sont bien des titres, c'est-à-dire qu'ils ont été insérés dans une balise HTML &lt;h&gt; et hiérarchisés de h1 à h6 et enchainé logiquement (sans saut dans les niveaux). Vérifier également qu'ils sont pertinents en regard contenu.</text:p>
          </table:table-cell>
          <table:table-cell office:value-type="string" table:style-name="ce2">
            <text:p>titre</text:p>
          </table:table-cell>
          <table:table-cell table:style-name="ce2"/>
          <table:table-cell office:value-type="float" office:value="1" table:style-name="ce14">
            <text:p>1</text:p>
          </table:table-cell>
          <table:table-cell office:value-type="string" table:style-name="ce9">
            <text:p>non-valide</text:p>
          </table:table-cell>
          <table:table-cell office:value-type="string" table:style-name="ce2">
            <text:p>il manque un titre "Livebox Fibre avec Famille by CANAL" h2 ?</text:p>
            <text:p>Multiple équipe d'où ce genre d'erreur !</text:p>
          </table:table-cell>
          <table:table-cell table:number-columns-repeated="16374" table:style-name="ce23"/>
        </table:table-row>
        <table:table-row table:style-name="ro5">
          <table:table-cell office:value-type="string" table:style-name="ce24">
            <text:p>Guidage</text:p>
          </table:table-cell>
          <table:table-cell office:value-type="string" table:style-name="ce50">
            <text:p>Groupement, distinction</text:p>
          </table:table-cell>
          <table:table-cell office:value-type="string" table:style-name="ce5">
            <text:p>Regroupement d'informations</text:p>
          </table:table-cell>
          <table:table-cell office:value-type="string" table:style-name="ce2">
            <text:p>Les items, données et informations de même nature et/ou liées sémantiquement (par exemple les liens de navigation) doivent être physiquement regroupées pour faciliter leur repérage et leur identification.<text:s/></text:p>
          </table:table-cell>
          <table:table-cell office:value-type="string" table:style-name="ce2">
            <text:p>Vérifier que les informations de même nature sont regroupées dans les mêmes composants (la même page, la même zone dans la page, le même menu, …). Notamment, vérifier que le logo, le titre de l'application et les fonctions transverses (liens utilitaires type moteur de recherche, choix de la langue) sont placés en en-tête de page et que le plan du site, l'accès à l'aide ou la FAQ, les contacts et les mentions légales sont positionnés en pied-de-page.</text:p>
          </table:table-cell>
          <table:table-cell office:value-type="string" table:style-name="ce2">
            <text:p>page</text:p>
          </table:table-cell>
          <table:table-cell table:style-name="ce2"/>
          <table:table-cell office:value-type="float" office:value="1" table:style-name="ce14">
            <text:p>1</text:p>
          </table:table-cell>
          <table:table-cell office:value-type="string" table:style-name="ce44">
            <text:p>valide</text:p>
          </table:table-cell>
          <table:table-cell office:value-type="string" table:style-name="ce2">
            <text:p>méga menu peu visible</text:p>
          </table:table-cell>
          <table:table-cell table:number-columns-repeated="16374"/>
        </table:table-row>
        <table:table-row table:style-name="ro6">
          <table:table-cell office:value-type="string" table:style-name="ce24">
            <text:p>Guidage</text:p>
          </table:table-cell>
          <table:table-cell office:value-type="string" table:style-name="ce50">
            <text:p>Incitation</text:p>
          </table:table-cell>
          <table:table-cell office:value-type="string" table:style-name="ce5">
            <text:p>Visibilité du focus</text:p>
          </table:table-cell>
          <table:table-cell office:value-type="string" table:style-name="ce2">
            <text:p>La visibilité du focus est primordiale pour des utilisateurs navigant au clavier (ou sans souris), leur permet de visualiser à chaque instant sur quel élément actif ils se trouvent.</text:p>
          </table:table-cell>
          <table:table-cell office:value-type="string" table:style-name="ce2">
            <text:p>Vérifier en navigant à l'aide de la touche TAB que le focus est visible sur tous les éléments le recevant (liens, boutons, éléments de formulaire).</text:p>
          </table:table-cell>
          <table:table-cell office:value-type="string" table:style-name="ce2">
            <text:p>éléments cliquables</text:p>
          </table:table-cell>
          <table:table-cell table:style-name="ce2"/>
          <table:table-cell office:value-type="float" office:value="1" table:style-name="ce14">
            <text:p>1</text:p>
          </table:table-cell>
          <table:table-cell office:value-type="string" table:style-name="ce44">
            <text:p>non-valide</text:p>
          </table:table-cell>
          <table:table-cell office:value-type="string" table:style-name="ce2">
            <text:p>pas partout</text:p>
          </table:table-cell>
          <table:table-cell table:number-columns-repeated="16374"/>
        </table:table-row>
        <table:table-row table:style-name="ro7">
          <table:table-cell office:value-type="string" table:style-name="ce24">
            <text:p>Guidage</text:p>
          </table:table-cell>
          <table:table-cell office:value-type="string" table:style-name="ce50">
            <text:p>Incitation</text:p>
          </table:table-cell>
          <table:table-cell office:value-type="string" table:style-name="ce5">
            <text:p>Apparence des liens</text:p>
          </table:table-cell>
          <table:table-cell office:value-type="string" table:style-name="ce2">
            <text:p>Les liens hypertextes doivent être facilement repérables visuellement par l'utilisateur.<text:s/></text:p>
          </table:table-cell>
          <table:table-cell office:value-type="string" table:style-name="ce2">
            <text:p>Vérifier que tous les liens dans la page sont soulignés ou sont mis en évidence <text:s/>via des indices visuels et que ce soit toujours fait de manière homogène : <text:s/>flèche, chevron…</text:p>
          </table:table-cell>
          <table:table-cell office:value-type="string" table:style-name="ce2">
            <text:p>lien</text:p>
          </table:table-cell>
          <table:table-cell table:style-name="ce2"/>
          <table:table-cell office:value-type="float" office:value="2" table:style-name="ce14">
            <text:p>2</text:p>
          </table:table-cell>
          <table:table-cell office:value-type="string" table:style-name="ce44">
            <text:p>non-valide</text:p>
          </table:table-cell>
          <table:table-cell office:value-type="string" table:style-name="ce2">
            <text:p>"Voir les offres ADSL, VDSL2", "pourquoi acheter en ligne ?" Et liens dans les notes de bas de page</text:p>
          </table:table-cell>
          <table:table-cell table:number-columns-repeated="16374"/>
        </table:table-row>
        <table:table-row table:style-name="ro7">
          <table:table-cell office:value-type="string" table:style-name="ce24">
            <text:p>Guidage</text:p>
          </table:table-cell>
          <table:table-cell office:value-type="string" table:style-name="ce50">
            <text:p>Incitation</text:p>
          </table:table-cell>
          <table:table-cell office:value-type="string" table:style-name="ce5">
            <text:p>Libellés des liens</text:p>
          </table:table-cell>
          <table:table-cell office:value-type="string" table:style-name="ce2">
            <text:p>Les liens hypertextes doivent être compréhensibles hors contexte visuel pour permettre, notamment à un utilisateur privé de ce contexte visuel (mal ou non voyant) de connaître la fonction ou la destination du lien.<text:s/></text:p>
          </table:table-cell>
          <table:table-cell office:value-type="string" table:style-name="ce3">
            <text:p>S'assurer que les liens du contenu donnent une bonne information sur la destination. Vérifier également que dans une page des liens ayant le même libellé ne pointent pas sur des destinations différentes.</text:p>
          </table:table-cell>
          <table:table-cell office:value-type="string" table:style-name="ce2">
            <text:p>lien</text:p>
          </table:table-cell>
          <table:table-cell table:style-name="ce2"/>
          <table:table-cell office:value-type="float" office:value="2" table:style-name="ce14">
            <text:p>2</text:p>
          </table:table-cell>
          <table:table-cell office:value-type="string" table:style-name="ce44">
            <text:p>non-valide</text:p>
          </table:table-cell>
          <table:table-cell office:value-type="string" table:style-name="ce2">
            <text:p>lien "Découvrir l'offre"</text:p>
          </table:table-cell>
          <table:table-cell table:number-columns-repeated="16374"/>
        </table:table-row>
        <table:table-row table:style-name="ro8">
          <table:table-cell office:value-type="string" table:style-name="ce24">
            <text:p>Guidage</text:p>
          </table:table-cell>
          <table:table-cell office:value-type="string" table:style-name="ce50">
            <text:p>Incitation</text:p>
          </table:table-cell>
          <table:table-cell office:value-type="string" table:style-name="ce5">
            <text:p>Navigation dans le menu</text:p>
          </table:table-cell>
          <table:table-cell office:value-type="string" table:style-name="ce2">
            <text:p>L'utilisateur doit toujours savoir où il se trouve dans l'application</text:p>
          </table:table-cell>
          <table:table-cell office:value-type="string" table:style-name="ce2">
            <text:p>Vérifier que l'item ou la rubrique en cours de consultation est mise en évidence (exemple : mettre en surbrillance l'item de menu en cours de consultation).<text:s/></text:p>
          </table:table-cell>
          <table:table-cell office:value-type="string" table:style-name="ce2">
            <text:p>menu</text:p>
          </table:table-cell>
          <table:table-cell office:value-type="float" office:value="1" table:style-name="ce57">
            <text:p>1</text:p>
          </table:table-cell>
          <table:table-cell office:value-type="float" office:value="2" table:style-name="ce14">
            <text:p>2</text:p>
          </table:table-cell>
          <table:table-cell office:value-type="string" table:style-name="ce44">
            <text:p>valide</text:p>
          </table:table-cell>
          <table:table-cell table:style-name="ce2"/>
          <table:table-cell table:number-columns-repeated="16374"/>
        </table:table-row>
        <table:table-row table:style-name="ro9">
          <table:table-cell office:value-type="string" table:style-name="ce24">
            <text:p>Guidage</text:p>
          </table:table-cell>
          <table:table-cell office:value-type="string" table:style-name="ce50">
            <text:p>Incitation</text:p>
          </table:table-cell>
          <table:table-cell office:value-type="string" table:style-name="ce5">
            <text:p>Retour à la page d'accueil</text:p>
          </table:table-cell>
          <table:table-cell office:value-type="string" table:style-name="ce2">
            <text:p>L'utilisateur doit pouvoir retourner à la page d'accueil simplement.<text:s/></text:p>
          </table:table-cell>
          <table:table-cell office:value-type="string" table:style-name="ce2">
            <text:p>Vérifier que toutes les pages intérieures de l'application disposent d'un lien retour à la page d’accueil (à défaut un clic sur le logo de l’application doit ramener l'utilisateur à la page d'accueil).</text:p>
          </table:table-cell>
          <table:table-cell office:value-type="string" table:style-name="ce2">
            <text:p>navigation</text:p>
          </table:table-cell>
          <table:table-cell table:style-name="ce2"/>
          <table:table-cell office:value-type="float" office:value="3" table:style-name="ce14">
            <text:p>3</text:p>
          </table:table-cell>
          <table:table-cell office:value-type="string" table:style-name="ce44">
            <text:p>valide</text:p>
          </table:table-cell>
          <table:table-cell table:style-name="ce2"/>
          <table:table-cell table:number-columns-repeated="16374"/>
        </table:table-row>
        <table:table-row table:style-name="ro10">
          <table:table-cell office:value-type="string" table:style-name="ce24">
            <text:p>Guidage</text:p>
          </table:table-cell>
          <table:table-cell office:value-type="string" table:style-name="ce50">
            <text:p>Feedback</text:p>
          </table:table-cell>
          <table:table-cell office:value-type="string" table:style-name="ce5">
            <text:p>Délai d'attente</text:p>
          </table:table-cell>
          <table:table-cell office:value-type="string" table:style-name="ce2">
            <text:p>L'utilisateur doit être informé de toute opération système prenant plus de 3 secondes afin d'être rassuré et d'éviter des actions erronées.<text:s/></text:p>
          </table:table-cell>
          <table:table-cell office:value-type="string" table:style-name="ce2">
            <text:p>Quand le système travaille (i.e. prend la main), vérifier que l'utilisateur est averti :<text:s/></text:p>
            <text:p>- par une icône d’attente (chenillard) pour un délais compris entre 2 et 6 secondes,<text:s/></text:p>
            <text:p>- par une barre de progression au delà de 6 secondes, <text:s/>complétée d'une indication chiffrée et/ou une description de la tâche en cours<text:s/></text:p>
            <text:p>- <text:s/>par une barre de progression infinie si le temps est inconnu.</text:p>
          </table:table-cell>
          <table:table-cell office:value-type="string" table:style-name="ce2">
            <text:p>action du système, pag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style-name="ce25"/>
        </table:table-row>
        <table:table-row table:style-name="ro11">
          <table:table-cell office:value-type="string" table:style-name="ce24">
            <text:p>Guidage</text:p>
          </table:table-cell>
          <table:table-cell office:value-type="string" table:style-name="ce50">
            <text:p>Lisibilité</text:p>
          </table:table-cell>
          <table:table-cell office:value-type="string" table:style-name="ce5">
            <text:p>Contraste texte/fond</text:p>
          </table:table-cell>
          <table:table-cell office:value-type="string" table:style-name="ce2">
            <text:p>Un niveau de contraste doit être suffisant pour garantir une lisibilité confortable du texte.</text:p>
          </table:table-cell>
          <table:table-cell office:value-type="string" table:style-name="ce2">
            <text:p>Vérifier que le contraste entre la couleur du fond et celle du texte est de minimum 4.5:1. Ceci est également valable pour du texte sous forme d'image porteur d'information.<text:s/></text:p>
            <text:p>NB : le niveau de contraste peut-être mesuré avec l'outil Colour contrast analyser.<text:s/></text:p>
          </table:table-cell>
          <table:table-cell office:value-type="string" table:style-name="ce2">
            <text:p>texte</text:p>
          </table:table-cell>
          <table:table-cell table:style-name="ce2"/>
          <table:table-cell office:value-type="float" office:value="1" table:style-name="ce14">
            <text:p>1</text:p>
          </table:table-cell>
          <table:table-cell office:value-type="string" table:style-name="ce44">
            <text:p>non-valide</text:p>
          </table:table-cell>
          <table:table-cell office:value-type="string" table:style-name="ce2">
            <text:p>fil d'Ariane, les centimes des prix</text:p>
          </table:table-cell>
          <table:table-cell table:number-columns-repeated="16374"/>
        </table:table-row>
        <table:table-row table:style-name="ro12">
          <table:table-cell office:value-type="string" table:style-name="ce24">
            <text:p>Guidage</text:p>
          </table:table-cell>
          <table:table-cell office:value-type="string" table:style-name="ce50">
            <text:p>Lisibilité</text:p>
          </table:table-cell>
          <table:table-cell office:value-type="string" table:style-name="ce5">
            <text:p>Police de texte</text:p>
          </table:table-cell>
          <table:table-cell office:value-type="string" table:style-name="ce2">
            <text:p>Les textes doivent être en police Helvetica Neue (Brand Orange).<text:s/></text:p>
          </table:table-cell>
          <table:table-cell office:value-type="string" table:style-name="ce2">
            <text:p>Vérifier que les textes sont en police Helvetica Neue <text:s/>et que du gras n'est pas utilisé dans le corps du texte.</text:p>
          </table:table-cell>
          <table:table-cell office:value-type="string" table:style-name="ce2">
            <text:p>texte</text:p>
          </table:table-cell>
          <table:table-cell table:style-name="ce2"/>
          <table:table-cell office:value-type="float" office:value="3" table:style-name="ce14">
            <text:p>3</text:p>
          </table:table-cell>
          <table:table-cell office:value-type="string" table:style-name="ce44">
            <text:p>non-valide</text:p>
          </table:table-cell>
          <table:table-cell table:style-name="ce2"/>
          <table:table-cell table:number-columns-repeated="16374"/>
        </table:table-row>
        <table:table-row table:style-name="ro12">
          <table:table-cell office:value-type="string" table:style-name="ce24">
            <text:p>Guidage</text:p>
          </table:table-cell>
          <table:table-cell office:value-type="string" table:style-name="ce50">
            <text:p>Lisibilité</text:p>
          </table:table-cell>
          <table:table-cell office:value-type="string" table:style-name="ce5">
            <text:p>Taille de texte</text:p>
          </table:table-cell>
          <table:table-cell office:value-type="string" table:style-name="ce2">
            <text:p>La taille des textes ne doit pas être inférieure à 12 pixels.</text:p>
          </table:table-cell>
          <table:table-cell office:value-type="string" table:style-name="ce2">
            <text:p>Vérifier qu'aucun texte a une taille inférieure à 12 px (rendu écran), soit 9 points.<text:s/></text:p>
          </table:table-cell>
          <table:table-cell office:value-type="string" table:style-name="ce2">
            <text:p>texte</text:p>
          </table:table-cell>
          <table:table-cell table:style-name="ce2"/>
          <table:table-cell office:value-type="float" office:value="2" table:style-name="ce14">
            <text:p>2</text:p>
          </table:table-cell>
          <table:table-cell office:value-type="string" table:style-name="ce44">
            <text:p>valide</text:p>
          </table:table-cell>
          <table:table-cell table:style-name="ce2"/>
          <table:table-cell table:number-columns-repeated="16374"/>
        </table:table-row>
        <table:table-row table:style-name="ro12">
          <table:table-cell office:value-type="string" table:style-name="ce24">
            <text:p>Guidage</text:p>
          </table:table-cell>
          <table:table-cell office:value-type="string" table:style-name="ce50">
            <text:p>Lisibilité</text:p>
          </table:table-cell>
          <table:table-cell office:value-type="string" table:style-name="ce5">
            <text:p>Taille des titres</text:p>
          </table:table-cell>
          <table:table-cell office:value-type="string" table:style-name="ce2">
            <text:p>La taille des titres ne doit pas être supérieure à 20 pixels.<text:s/></text:p>
          </table:table-cell>
          <table:table-cell office:value-type="string" table:style-name="ce2">
            <text:p>Vérifier qu'aucun titre a une taille <text:s/>supérieure à 20 px (rendu écran), soit 14 points.<text:s text:c="3"/></text:p>
          </table:table-cell>
          <table:table-cell office:value-type="string" table:style-name="ce2">
            <text:p>titre</text:p>
          </table:table-cell>
          <table:table-cell table:style-name="ce2"/>
          <table:table-cell office:value-type="float" office:value="3" table:style-name="ce14">
            <text:p>3</text:p>
          </table:table-cell>
          <table:table-cell office:value-type="string" table:style-name="ce44">
            <text:p>non-valide</text:p>
          </table:table-cell>
          <table:table-cell table:style-name="ce2"/>
          <table:table-cell table:number-columns-repeated="16374"/>
        </table:table-row>
        <table:table-row table:style-name="ro8">
          <table:table-cell office:value-type="string" table:style-name="ce24">
            <text:p>Guidage</text:p>
          </table:table-cell>
          <table:table-cell office:value-type="string" table:style-name="ce50">
            <text:p>Lisibilité</text:p>
          </table:table-cell>
          <table:table-cell office:value-type="string" table:style-name="ce5">
            <text:p>Libellés des champs de saisie</text:p>
          </table:table-cell>
          <table:table-cell office:value-type="string" table:style-name="ce2">
            <text:p><text:span text:style-name="T8">À</text:span><text:span text:style-name="T6"><text:s/>la lecture du libellé l'utilisateur doit savoir ce qu'il a à saisir dans le champ associé.<text:s/></text:span></text:p>
          </table:table-cell>
          <table:table-cell office:value-type="string" table:style-name="ce2">
            <text:p>Vérifier que chaque champ de saisie est accompagné d’un libellé permettant d’identifier le rôle du champ, le type de données et le format attendus.<text:s/></text:p>
          </table:table-cell>
          <table:table-cell office:value-type="string" table:style-name="ce2">
            <text:p>formulaire, libellé de champs</text:p>
          </table:table-cell>
          <table:table-cell table:style-name="ce2"/>
          <table:table-cell office:value-type="float" office:value="1" table:style-name="ce14">
            <text:p>1</text:p>
          </table:table-cell>
          <table:table-cell office:value-type="string" table:style-name="ce44">
            <text:p>valide</text:p>
          </table:table-cell>
          <table:table-cell table:style-name="ce2"/>
          <table:table-cell table:number-columns-repeated="16374"/>
        </table:table-row>
        <table:table-row table:style-name="ro13">
          <table:table-cell office:value-type="string" table:style-name="ce24">
            <text:p>Guidage</text:p>
          </table:table-cell>
          <table:table-cell office:value-type="string" table:style-name="ce50">
            <text:p>Lisibilité</text:p>
          </table:table-cell>
          <table:table-cell office:value-type="string" table:style-name="ce4">
            <text:p>Positionnement des libellés de champ</text:p>
          </table:table-cell>
          <table:table-cell office:value-type="string" table:style-name="ce3">
            <text:p>Un libellé doit être placé au plus près du champ auquel il se réfère. Quand plusieurs libellés se suivent, il doivent être tous justifiés à gauche ou tous justifiés à droite selon la taille du plus long libellé.<text:s/></text:p>
          </table:table-cell>
          <table:table-cell office:value-type="string" table:style-name="ce3">
            <text:p>Vérifier que les libellés sont placés à proximité de leur champ et sont tous justifiés à gauche quand le libellé le plus long de la liste est inférieur ou égal à 6 caractères, et tous alignés à droite <text:s/>quand le libellé le plus long de la liste est supérieur à 6 caractères.</text:p>
          </table:table-cell>
          <table:table-cell office:value-type="string" table:style-name="ce2">
            <text:p>formulaire, libellé de champs</text:p>
          </table:table-cell>
          <table:table-cell office:value-type="float" office:value="2" table:style-name="ce57">
            <text:p>2</text:p>
          </table:table-cell>
          <table:table-cell office:value-type="float" office:value="1" table:style-name="ce14">
            <text:p>1</text:p>
          </table:table-cell>
          <table:table-cell office:value-type="string" table:style-name="ce44">
            <text:p>valide</text:p>
          </table:table-cell>
          <table:table-cell table:style-name="ce2"/>
          <table:table-cell table:number-columns-repeated="16374"/>
        </table:table-row>
        <table:table-row table:style-name="ro9">
          <table:table-cell office:value-type="string" table:style-name="ce24">
            <text:p>Guidage</text:p>
          </table:table-cell>
          <table:table-cell office:value-type="string" table:style-name="ce50">
            <text:p>Lisibilité</text:p>
          </table:table-cell>
          <table:table-cell office:value-type="string" table:style-name="ce5">
            <text:p>Alignement des données dans un tableau</text:p>
          </table:table-cell>
          <table:table-cell office:value-type="string" table:style-name="ce2">
            <text:p>Les textes dans un tableau doivent être justifiés à gauche et les données quantitatives justifiées à droite.<text:s/></text:p>
          </table:table-cell>
          <table:table-cell office:value-type="string" table:style-name="ce2">
            <text:p>Vérifier que dans tous les tableaux de l'application les textes sont justifiés à gauche dans les colonnes et les données quantitatives (i.e. valeur numérique) justifiées à droite.</text:p>
          </table:table-cell>
          <table:table-cell office:value-type="string" table:style-name="ce2">
            <text:p>tableau</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14">
          <table:table-cell office:value-type="string" table:style-name="ce24">
            <text:p>Guidage</text:p>
          </table:table-cell>
          <table:table-cell office:value-type="string" table:style-name="ce50">
            <text:p>Lisibilité</text:p>
          </table:table-cell>
          <table:table-cell office:value-type="string" table:style-name="ce5">
            <text:p>Effet pyjama</text:p>
          </table:table-cell>
          <table:table-cell office:value-type="string" table:style-name="ce2">
            <text:p>Un fond de couleur différente 1 ligne sur 2, facilite la lecture des tableaux multilignes et permet de discriminer le contenu tabulaire.</text:p>
          </table:table-cell>
          <table:table-cell office:value-type="string" table:style-name="ce2">
            <text:p>Vérifier que dans les tableaux multilignes, 1 ligne sur 2 a un fond de couleur différente (exemple : fond gris clair #FAFAFA utilisé 1 ligne sur 2 =&gt; effet pyjama ou zébré).<text:s/></text:p>
          </table:table-cell>
          <table:table-cell office:value-type="string" table:style-name="ce2">
            <text:p>tableau</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7">
          <table:table-cell office:value-type="string" table:style-name="ce24">
            <text:p>Guidage</text:p>
          </table:table-cell>
          <table:table-cell office:value-type="string" table:style-name="ce50">
            <text:p>Incitation</text:p>
          </table:table-cell>
          <table:table-cell office:value-type="string" table:style-name="ce5">
            <text:p>Présence d'éléments d'assistance</text:p>
          </table:table-cell>
          <table:table-cell office:value-type="string" table:style-name="ce2">
            <text:p>Des éléments d'assistance (page d'aide, info bulle, FAQ, visite guidée,…) accompagnent l'utilisation de l'application.<text:s/></text:p>
          </table:table-cell>
          <table:table-cell office:value-type="string" table:style-name="ce2">
            <text:p>Vérifier que des éléments d'assistance (page d'aide, info bulle, FAQ, visite guidée,…) sont fournis à l'utilisateur, quand cela est nécessaire, pour l'accompagner dans l'usage de l'application.<text:s text:c="2"/></text:p>
          </table:table-cell>
          <table:table-cell office:value-type="string" table:style-name="ce2">
            <text:p>aide</text:p>
          </table:table-cell>
          <table:table-cell table:style-name="ce2"/>
          <table:table-cell office:value-type="float" office:value="3" table:style-name="ce14">
            <text:p>3</text:p>
          </table:table-cell>
          <table:table-cell office:value-type="string" table:style-name="ce44">
            <text:p>valide</text:p>
          </table:table-cell>
          <table:table-cell office:value-type="string" table:style-name="ce2">
            <text:p>à vérifier</text:p>
          </table:table-cell>
          <table:table-cell table:number-columns-repeated="16374"/>
        </table:table-row>
        <table:table-row table:style-name="ro9">
          <table:table-cell office:value-type="string" table:style-name="ce24">
            <text:p>Guidage</text:p>
          </table:table-cell>
          <table:table-cell office:value-type="string" table:style-name="ce50">
            <text:p>Incitation</text:p>
          </table:table-cell>
          <table:table-cell office:value-type="string" table:style-name="ce5">
            <text:p>Visibilité des éléments d'assistance</text:p>
          </table:table-cell>
          <table:table-cell office:value-type="string" table:style-name="ce2">
            <text:p>L'information de guidage est toujours accessible.<text:s/></text:p>
          </table:table-cell>
          <table:table-cell office:value-type="string" table:style-name="ce2">
            <text:p>Vérifier que l'on a toujours accès aux éléments d'assistance (info bulle et légendes à proximité du composant concerné; lien vers la page d'aide toujours visible à l'écran…).<text:s/></text:p>
          </table:table-cell>
          <table:table-cell office:value-type="string" table:style-name="ce2">
            <text:p>aide, page</text:p>
          </table:table-cell>
          <table:table-cell table:style-name="ce2"/>
          <table:table-cell office:value-type="float" office:value="3" table:style-name="ce14">
            <text:p>3</text:p>
          </table:table-cell>
          <table:table-cell office:value-type="string" table:style-name="ce44">
            <text:p>non-valide</text:p>
          </table:table-cell>
          <table:table-cell table:style-name="ce2"/>
          <table:table-cell table:number-columns-repeated="16374"/>
        </table:table-row>
        <table:table-row table:style-name="ro15">
          <table:table-cell office:value-type="string" table:style-name="ce24">
            <text:p>Guidage</text:p>
          </table:table-cell>
          <table:table-cell office:value-type="string" table:style-name="ce50">
            <text:p>Incitation</text:p>
          </table:table-cell>
          <table:table-cell office:value-type="string" table:style-name="ce5">
            <text:p>Accès multiples et la localisation</text:p>
          </table:table-cell>
          <table:table-cell office:value-type="string" table:style-name="ce2">
            <text:p>Il existe plusieurs moyens de situer et accéder à un contenu spécifique, ou localiser la page Web en cours de consultation.</text:p>
          </table:table-cell>
          <table:table-cell office:value-type="string" table:style-name="ce2">
            <text:p>S’assurer que plusieurs systèmes permettent de situer la page courante et accéder à une page ou un contenu dans le site : un outil de recherche sur l’ensemble du site, un plan du site, un menu de navigation global, un fil d’Ariane…</text:p>
          </table:table-cell>
          <table:table-cell office:value-type="string" table:style-name="ce2">
            <text:p>page, navigation</text:p>
          </table:table-cell>
          <table:table-cell table:style-name="ce57"/>
          <table:table-cell office:value-type="float" office:value="2" table:style-name="ce14">
            <text:p>2</text:p>
          </table:table-cell>
          <table:table-cell office:value-type="string" table:style-name="ce44">
            <text:p>non-valide</text:p>
          </table:table-cell>
          <table:table-cell office:value-type="string" table:style-name="ce2">
            <text:p><text:s/>pas de plan de site et le menu principal qui est dynamique (se déplie au focus souris) mais il ne fonctionne pas au clavier. Donc pour valider il faudra vérifier les intitulés du menu et les alternatives comme le champ recherche et le pied de page.</text:p>
          </table:table-cell>
          <table:table-cell table:number-columns-repeated="16374"/>
        </table:table-row>
        <table:table-row table:style-name="ro8">
          <table:table-cell office:value-type="string" table:style-name="ce26">
            <text:p>Charge de travail</text:p>
          </table:table-cell>
          <table:table-cell office:value-type="string" table:style-name="ce49">
            <text:p>Densité</text:p>
          </table:table-cell>
          <table:table-cell office:value-type="string" table:style-name="ce5">
            <text:p>Libellé d'un champ, d'un lien et d'un bouton d'action</text:p>
          </table:table-cell>
          <table:table-cell office:value-type="string" table:style-name="ce2">
            <text:p>Les libellés des champs, des liens et des boutons d'action doivent être concis.</text:p>
          </table:table-cell>
          <table:table-cell office:value-type="string" table:style-name="ce3">
            <text:p>Vérifier que les libellés des champs, des liens et des boutons d'action sont courts (taille maximum conseillée : 80 caractères).</text:p>
          </table:table-cell>
          <table:table-cell office:value-type="string" table:style-name="ce2">
            <text:p>formulaire, lien, bouton</text:p>
          </table:table-cell>
          <table:table-cell table:style-name="ce2"/>
          <table:table-cell office:value-type="float" office:value="3" table:style-name="ce14">
            <text:p>3</text:p>
          </table:table-cell>
          <table:table-cell office:value-type="string" table:style-name="ce44">
            <text:p>valide</text:p>
          </table:table-cell>
          <table:table-cell table:style-name="ce2"/>
          <table:table-cell table:number-columns-repeated="16374"/>
        </table:table-row>
        <table:table-row table:style-name="ro16">
          <table:table-cell office:value-type="string" table:style-name="ce26">
            <text:p>Charge de travail</text:p>
          </table:table-cell>
          <table:table-cell office:value-type="string" table:style-name="ce49">
            <text:p>Densité</text:p>
          </table:table-cell>
          <table:table-cell office:value-type="string" table:style-name="ce5">
            <text:p>Bouton d'action</text:p>
          </table:table-cell>
          <table:table-cell office:value-type="string" table:style-name="ce2">
            <text:p>Un libellé de bouton d'action doit indiquer l'action à laquelle il renvoie,.<text:s/></text:p>
          </table:table-cell>
          <table:table-cell office:value-type="string" table:style-name="ce2">
            <text:p>Vérifier que les liens ne sont sémantiquement pas des boutons et inversement.</text:p>
            <text:p>Vérifier que l'intitulé des boutons d'action indiquent clairement par un verbe, l'action à laquelle ils renvoient (ex : « imprimer » versus « impression »).<text:s/></text:p>
            <text:p>Vérifier également que dans une page (voire dans l'application ou le site) des boutons ayant le même libellé ne permettent pas des actions différentes.</text:p>
          </table:table-cell>
          <table:table-cell office:value-type="string" table:style-name="ce2">
            <text:p>boutons</text:p>
          </table:table-cell>
          <table:table-cell table:style-name="ce2"/>
          <table:table-cell office:value-type="float" office:value="2" table:style-name="ce14">
            <text:p>2</text:p>
          </table:table-cell>
          <table:table-cell office:value-type="string" table:style-name="ce44">
            <text:p>non-valide</text:p>
          </table:table-cell>
          <table:table-cell office:value-type="string" table:style-name="ce2">
            <text:p>"tester votre ligne" est un lien alors que ça devrait être un bouton</text:p>
          </table:table-cell>
          <table:table-cell table:number-columns-repeated="16374"/>
        </table:table-row>
        <table:table-row table:style-name="ro7">
          <table:table-cell office:value-type="string" table:style-name="ce26">
            <text:p>Charge de travail</text:p>
          </table:table-cell>
          <table:table-cell office:value-type="string" table:style-name="ce49">
            <text:p>Brièveté</text:p>
          </table:table-cell>
          <table:table-cell office:value-type="string" table:style-name="ce5">
            <text:p>Saisie unique de données</text:p>
          </table:table-cell>
          <table:table-cell office:value-type="string" table:style-name="ce2">
            <text:p>Les données identiques doivent faire l'objet d'une seule saisie.<text:s/></text:p>
          </table:table-cell>
          <table:table-cell office:value-type="string" table:style-name="ce2">
            <text:p>Vérifier qu'une même donnée n'a pas besoin d'être saisie plusieurs fois par l'utilisateur (par exemple ne pas demander la ressaisie d'une référence client dans une même séquence d'action).<text:s/></text:p>
          </table:table-cell>
          <table:table-cell office:value-type="string" table:style-name="ce2">
            <text:p>formulaire</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3">
          <table:table-cell office:value-type="string" table:style-name="ce26">
            <text:p>Charge de travail</text:p>
          </table:table-cell>
          <table:table-cell office:value-type="string" table:style-name="ce49">
            <text:p>Densité</text:p>
          </table:table-cell>
          <table:table-cell office:value-type="string" table:style-name="ce5">
            <text:p>Système de navigation<text:s/></text:p>
          </table:table-cell>
          <table:table-cell office:value-type="string" table:style-name="ce2">
            <text:p>Le système de navigation doit être simple.<text:s/></text:p>
          </table:table-cell>
          <table:table-cell office:value-type="string" table:style-name="ce2">
            <text:p>Vérifier que le système de navigation (barre de menu par exemple) ne comprend pas plus de 7 sections en largeur (i.e. rubriques) <text:s/>et que chaque section ne comprend pas plus de 4 sous-niveaux imbriqués en profondeur (N-1 &lt; N-2 &lt; N-3 &lt; N-4).<text:s/></text:p>
          </table:table-cell>
          <table:table-cell office:value-type="string" table:style-name="ce2">
            <text:p>navigation</text:p>
          </table:table-cell>
          <table:table-cell office:value-type="float" office:value="1" table:style-name="ce57">
            <text:p>1</text:p>
          </table:table-cell>
          <table:table-cell office:value-type="float" office:value="2" table:style-name="ce14">
            <text:p>2</text:p>
          </table:table-cell>
          <table:table-cell office:value-type="string" table:style-name="ce44">
            <text:p>non-valide</text:p>
          </table:table-cell>
          <table:table-cell office:value-type="string" table:style-name="ce2">
            <text:p>Faire au mieux car navigation dans la boutique est complexe, donc privilégier d'autres moyens pour naviguer facilement (travail d'ergo)</text:p>
          </table:table-cell>
          <table:table-cell table:number-columns-repeated="16374"/>
        </table:table-row>
        <table:table-row table:style-name="ro10">
          <table:table-cell office:value-type="string" table:style-name="ce26">
            <text:p>Charge de travail</text:p>
          </table:table-cell>
          <table:table-cell office:value-type="string" table:style-name="ce49">
            <text:p>Densité</text:p>
          </table:table-cell>
          <table:table-cell office:value-type="string" table:style-name="ce5">
            <text:p>Taille des menus</text:p>
          </table:table-cell>
          <table:table-cell office:value-type="string" table:style-name="ce2">
            <text:p>Les menus doivent être composés au maximum de 7 items.<text:s text:c="2"/></text:p>
          </table:table-cell>
          <table:table-cell office:value-type="string" table:style-name="ce2">
            <text:p>Vérifier que la taille des menus ne dépassent pas 7 items.<text:s/></text:p>
            <text:p>En cas de dépassement :<text:s/></text:p>
            <text:p>- utiliser des séparateurs, et/ou sous-menus pour regrouper les items, ou,</text:p>
            <text:p>- regrouper en haut de liste des items les plus utilisés, ou,</text:p>
            <text:p>- proposer un champ libre avec réduction dynamique de la liste d'items (auto-complétion).</text:p>
          </table:table-cell>
          <table:table-cell office:value-type="string" table:style-name="ce2">
            <text:p>menu</text:p>
          </table:table-cell>
          <table:table-cell table:style-name="ce2"/>
          <table:table-cell office:value-type="float" office:value="3" table:style-name="ce14">
            <text:p>3</text:p>
          </table:table-cell>
          <table:table-cell office:value-type="string" table:style-name="ce44">
            <text:p>non-valide</text:p>
          </table:table-cell>
          <table:table-cell office:value-type="string" table:style-name="ce2">
            <text:p>Faire au mieux car navigation dans la boutique est complexe, donc privilégier d'autres moyens pour naviguer facilement (travail d'ergo)</text:p>
          </table:table-cell>
          <table:table-cell table:number-columns-repeated="16374"/>
        </table:table-row>
        <table:table-row table:style-name="ro9">
          <table:table-cell office:value-type="string" table:style-name="ce26">
            <text:p>Charge de travail</text:p>
          </table:table-cell>
          <table:table-cell office:value-type="string" table:style-name="ce49">
            <text:p>Brièveté</text:p>
          </table:table-cell>
          <table:table-cell office:value-type="string" table:style-name="ce5">
            <text:p>Valeur par défaut</text:p>
          </table:table-cell>
          <table:table-cell office:value-type="string" table:style-name="ce2">
            <text:p>Quand cela est possible, des valeurs par défaut doivent être proposées à l'utilisateur pour le renseignement d'un champ.</text:p>
          </table:table-cell>
          <table:table-cell office:value-type="string" table:style-name="ce2">
            <text:p>Vérifier que des valeurs par défaut <text:s/>sont proposées à chaque fois que le contenu est prévisible. Par exemple, une liste d'items à cocher plutôt qu'un champ de saisie libre.<text:s/></text:p>
          </table:table-cell>
          <table:table-cell office:value-type="string" table:style-name="ce2">
            <text:p>formulaire</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8">
          <table:table-cell office:value-type="string" table:style-name="ce26">
            <text:p>Charge de travail</text:p>
          </table:table-cell>
          <table:table-cell office:value-type="string" table:style-name="ce49">
            <text:p>Densité</text:p>
          </table:table-cell>
          <table:table-cell office:value-type="string" table:style-name="ce5">
            <text:p>Ascenseur horizontal</text:p>
          </table:table-cell>
          <table:table-cell office:value-type="string" table:style-name="ce2">
            <text:p>Aucun ascenseur horizontal ne doit apparaître sur les écrans.<text:s text:c="2"/></text:p>
          </table:table-cell>
          <table:table-cell office:value-type="string" table:style-name="ce2">
            <text:p>Vérifier que sur aucun écran et dans aucune boîte de dialogue un ascenseur horizontal n'est nécessaire pour visualiser l'information.</text:p>
          </table:table-cell>
          <table:table-cell office:value-type="string" table:style-name="ce2">
            <text:p>page</text:p>
          </table:table-cell>
          <table:table-cell table:style-name="ce2"/>
          <table:table-cell office:value-type="float" office:value="2" table:style-name="ce14">
            <text:p>2</text:p>
          </table:table-cell>
          <table:table-cell office:value-type="string" table:style-name="ce44">
            <text:p>valide</text:p>
          </table:table-cell>
          <table:table-cell table:style-name="ce2"/>
          <table:table-cell table:number-columns-repeated="16374"/>
        </table:table-row>
        <table:table-row table:style-name="ro12">
          <table:table-cell office:value-type="string" table:style-name="ce26">
            <text:p>Charge de travail</text:p>
          </table:table-cell>
          <table:table-cell office:value-type="string" table:style-name="ce49">
            <text:p>Densité</text:p>
          </table:table-cell>
          <table:table-cell office:value-type="string" table:style-name="ce5">
            <text:p>Ascenseur et pop-up<text:s/></text:p>
          </table:table-cell>
          <table:table-cell office:value-type="string" table:style-name="ce2">
            <text:p>Il ne doit pas y avoir d'ascenseur dans les pop-up.<text:s/></text:p>
          </table:table-cell>
          <table:table-cell office:value-type="string" table:style-name="ce27">
            <text:p>Vérifier qu'il n'y a pas d'ascenseur dans les pop-up. Le contenu d'une pop-up doit par essence être court.</text:p>
          </table:table-cell>
          <table:table-cell office:value-type="string" table:style-name="ce27">
            <text:p>pop--up</text:p>
          </table:table-cell>
          <table:table-cell table:style-name="ce27"/>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9">
          <table:table-cell office:value-type="string" table:style-name="ce26">
            <text:p>Charge de travail</text:p>
          </table:table-cell>
          <table:table-cell office:value-type="string" table:style-name="ce49">
            <text:p>Brièveté</text:p>
          </table:table-cell>
          <table:table-cell office:value-type="string" table:style-name="ce5">
            <text:p>Accordéon<text:s/></text:p>
          </table:table-cell>
          <table:table-cell office:value-type="string" table:style-name="ce2">
            <text:p>La première rubrique d'un accordéon doit toujours être ouverte par défaut (menu vertical ou horizontal déroulant, contenant des informations secondaires qui s'affichent au clic de la souris et clavier).<text:s/></text:p>
          </table:table-cell>
          <table:table-cell office:value-type="string" table:style-name="ce27">
            <text:p>Vérifier qu'à chaque fois qu'un accordéon est présent sur une page la 1ère rubrique est ouverte par défaut.<text:s/></text:p>
          </table:table-cell>
          <table:table-cell office:value-type="string" table:style-name="ce2">
            <text:p>accordéon</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8">
          <table:table-cell office:value-type="string" table:style-name="ce26">
            <text:p>Charge de travail</text:p>
          </table:table-cell>
          <table:table-cell office:value-type="string" table:style-name="ce49">
            <text:p>Densité</text:p>
          </table:table-cell>
          <table:table-cell office:value-type="string" table:style-name="ce5">
            <text:p>Colonne et ligne d'en-tête dans un tableau</text:p>
          </table:table-cell>
          <table:table-cell office:value-type="string" table:style-name="ce2">
            <text:p>Dans un tableau, la colonne et la ligne d'en-tête doivent être fixes si un ascenseur est nécessaire pour afficher le contenu du tableau.</text:p>
          </table:table-cell>
          <table:table-cell office:value-type="string" table:style-name="ce27">
            <text:p>Vérifier que la colonne et la ligne d’en-tête sont fixes si un ascenseur est nécessaire pour naviguer dans le tableau.</text:p>
          </table:table-cell>
          <table:table-cell office:value-type="string" table:style-name="ce2">
            <text:p>tableaux</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7">
          <table:table-cell office:value-type="string" table:style-name="ce26">
            <text:p>Charge de travail</text:p>
          </table:table-cell>
          <table:table-cell office:value-type="string" table:style-name="ce49">
            <text:p>Densité</text:p>
          </table:table-cell>
          <table:table-cell office:value-type="string" table:style-name="ce5">
            <text:p>Action multi-lignes</text:p>
          </table:table-cell>
          <table:table-cell office:value-type="string" table:style-name="ce2">
            <text:p>Les tableaux à sélection multiple et présentant des actions multi-lignes doivent proposés une ligne de boutons ou de liens d'action en bas du tableau.<text:s/></text:p>
          </table:table-cell>
          <table:table-cell office:value-type="string" table:style-name="ce27">
            <text:p>Vérifier que pour les tableaux à sélection multiple, les actions pouvant s'appliquer à plusieurs lignes sont disposées (sous la forme de boutons ou de liens d’action) sous le tableau (versus boutons d'action répétés sur chaque ligne).</text:p>
          </table:table-cell>
          <table:table-cell office:value-type="string" table:style-name="ce2">
            <text:p>tableau</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8">
          <table:table-cell office:value-type="string" table:style-name="ce26">
            <text:p>Charge de travail</text:p>
          </table:table-cell>
          <table:table-cell office:value-type="string" table:style-name="ce49">
            <text:p>Brièveté</text:p>
          </table:table-cell>
          <table:table-cell office:value-type="string" table:style-name="ce5">
            <text:p>Zone d'un composant cliquable</text:p>
          </table:table-cell>
          <table:table-cell office:value-type="string" table:style-name="ce2">
            <text:p>Toute la zone d'un composant cliquable doit être cliquable.<text:s/></text:p>
          </table:table-cell>
          <table:table-cell office:value-type="string" table:style-name="ce27">
            <text:p>Vérifier que, pour chaque composant cliquable de l'application, <text:s/>toute la zone du composant est effectivement cliquable et pas seulement le libellé ou la puce.</text:p>
          </table:table-cell>
          <table:table-cell office:value-type="string" table:style-name="ce2">
            <text:p>éléments cliquables</text:p>
          </table:table-cell>
          <table:table-cell table:style-name="ce2"/>
          <table:table-cell office:value-type="float" office:value="2" table:style-name="ce14">
            <text:p>2</text:p>
          </table:table-cell>
          <table:table-cell office:value-type="string" table:style-name="ce44">
            <text:p>valide</text:p>
          </table:table-cell>
          <table:table-cell table:style-name="ce2"/>
          <table:table-cell table:number-columns-repeated="16374"/>
        </table:table-row>
        <table:table-row table:style-name="ro8">
          <table:table-cell office:value-type="string" table:style-name="ce26">
            <text:p>Charge de travail</text:p>
          </table:table-cell>
          <table:table-cell office:value-type="string" table:style-name="ce49">
            <text:p>Brièveté</text:p>
          </table:table-cell>
          <table:table-cell office:value-type="string" table:style-name="ce5">
            <text:p>Longueur d'un formulaire</text:p>
          </table:table-cell>
          <table:table-cell office:value-type="string" table:style-name="ce2">
            <text:p>L'application ne doit pas comprendre de formulaire dépassant la hauteur d'une page écran.<text:s/></text:p>
          </table:table-cell>
          <table:table-cell office:value-type="string" table:style-name="ce2">
            <text:p>Vérifier que si l'application comprend de longs formulaires, ils ont été divisés en plusieurs pages en utilisant un visuel de processus à étape.</text:p>
          </table:table-cell>
          <table:table-cell office:value-type="string" table:style-name="ce2">
            <text:p>formulaire, site</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3">
          <table:table-cell office:value-type="string" table:style-name="ce26">
            <text:p>Charge de travail</text:p>
          </table:table-cell>
          <table:table-cell office:value-type="string" table:style-name="ce50">
            <text:p>Brièveté</text:p>
          </table:table-cell>
          <table:table-cell office:value-type="string" table:style-name="ce30">
            <text:p>Déplacement du focus<text:s/></text:p>
          </table:table-cell>
          <table:table-cell office:value-type="string" table:style-name="ce2">
            <text:p>Le déplacement du focus entre les éléments cliquables de la page depuis la touche de tabulation doit se faire dans un ordre logique (haut vers bas et gauche vers droite), y compris lors d’une insertion ou d’une modification dynamique.</text:p>
          </table:table-cell>
          <table:table-cell office:value-type="string" table:style-name="ce6">
            <text:p>Vérifier que le focus poursuit de façon logique son parcours dans la page (gauche à droite et haut en bas) notamment lors de l'ouverture d'un élément dynamique (menu déroulant, accordéon, nouvelle fenêtre, boîte de dialogue, …) et qu'il revient sur l'élément déclenchant à la fermeture de l'élément dynamique .</text:p>
          </table:table-cell>
          <table:table-cell office:value-type="string" table:style-name="ce7">
            <text:p>clavier, éléments cliquables</text:p>
          </table:table-cell>
          <table:table-cell table:style-name="ce56"/>
          <table:table-cell office:value-type="float" office:value="1" table:style-name="ce56">
            <text:p>1</text:p>
          </table:table-cell>
          <table:table-cell office:value-type="string" table:style-name="ce44">
            <text:p>non-valide</text:p>
          </table:table-cell>
          <table:table-cell office:value-type="string" table:style-name="ce2">
            <text:p>le focus ne passe pas sur "tester votre adresse" "tester votre numéro"</text:p>
          </table:table-cell>
          <table:table-cell table:number-columns-repeated="16374"/>
        </table:table-row>
        <table:table-row table:style-name="ro7">
          <table:table-cell office:value-type="string" table:style-name="ce26">
            <text:p>Contrôle explicite</text:p>
          </table:table-cell>
          <table:table-cell office:value-type="string" table:style-name="ce26">
            <text:p>Contrôle utilisateur</text:p>
          </table:table-cell>
          <table:table-cell office:value-type="string" table:style-name="ce3">
            <text:p>Nouvelle fenêtre et nouvelle boite de dialogue</text:p>
          </table:table-cell>
          <table:table-cell office:value-type="string" table:style-name="ce3">
            <text:p>Limiter l'ouverture de nouvelles fenêtres ou de boites de dialogue et avertir l'utilisateur à chaque que fois que cela se produit.</text:p>
          </table:table-cell>
          <table:table-cell office:value-type="string" table:style-name="ce3">
            <text:p>Vérifier que l'ouverture de toute nouvelle fenêtre ou boîte de dialogue est pertinente et que l'utilisateur est prévenu de l'arrivée de l'évènement (par exemple : <text:s/>il est mentionné "nouvelle fenêtre" dans le lien déclencheur).</text:p>
          </table:table-cell>
          <table:table-cell office:value-type="string" table:style-name="ce2">
            <text:p>pop-up, nouvelle fenêtr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11">
          <table:table-cell office:value-type="string" table:style-name="ce26">
            <text:p>Contrôle explicite</text:p>
          </table:table-cell>
          <table:table-cell office:value-type="string" table:style-name="ce26">
            <text:p>Contrôle utilisateur</text:p>
          </table:table-cell>
          <table:table-cell office:value-type="string" table:style-name="ce2">
            <text:p>Contrôle du système par l'utilisateur</text:p>
          </table:table-cell>
          <table:table-cell office:value-type="string" table:style-name="ce2">
            <text:p>L’utilisateur doit pouvoir à tout moment contrôler ce qui se passe. Le système doit exécuter, seulement les actions demandées par l’utilisateur, au moment où il les demande et l'utilisateur doit toujours pouvoir les interrompre.</text:p>
          </table:table-cell>
          <table:table-cell office:value-type="string" table:style-name="ce2">
            <text:p>S’assurer que l'utilisateur a la maîtrise du système ; vérifier par exemple que la validation d'un formulaire n'est pas automatique mais nécessite une action explicite de l'utilisateur sur un bouton; de même que la mise à jour de l'application ou le téléchargement d'un nouvel élément implique l'accord de l'utilisateur.</text:p>
          </table:table-cell>
          <table:table-cell office:value-type="string" table:style-name="ce2">
            <text:p>page</text:p>
          </table:table-cell>
          <table:table-cell table:style-name="ce2"/>
          <table:table-cell office:value-type="float" office:value="2" table:style-name="ce14">
            <text:p>2</text:p>
          </table:table-cell>
          <table:table-cell office:value-type="string" table:style-name="ce44">
            <text:p>valide</text:p>
          </table:table-cell>
          <table:table-cell table:style-name="ce2"/>
          <table:table-cell table:number-columns-repeated="16374"/>
        </table:table-row>
        <table:table-row table:style-name="ro12">
          <table:table-cell office:value-type="string" table:style-name="ce26">
            <text:p>Contrôle explicite</text:p>
          </table:table-cell>
          <table:table-cell office:value-type="string" table:style-name="ce26">
            <text:p>Contrôle utilisateur</text:p>
          </table:table-cell>
          <table:table-cell office:value-type="string" table:style-name="ce2">
            <text:p>Contrôle des animations par l'utilisateur</text:p>
          </table:table-cell>
          <table:table-cell office:value-type="string" table:style-name="ce2">
            <text:p>Toute animation visuelle ou sonore doit pouvoir être interrompue par l'utilisateur.</text:p>
          </table:table-cell>
          <table:table-cell office:value-type="string" table:style-name="ce2">
            <text:p>Vérifier que tout contenu en mouvement et/ou sonore peut <text:s/>être arrêté, caché ou mis en pause par l’utilisateur.</text:p>
          </table:table-cell>
          <table:table-cell office:value-type="string" table:style-name="ce27">
            <text:p>animation, vidéo, audio</text:p>
          </table:table-cell>
          <table:table-cell table:style-name="ce27"/>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9">
          <table:table-cell office:value-type="string" table:style-name="ce26">
            <text:p>Adaptabilité</text:p>
          </table:table-cell>
          <table:table-cell office:value-type="string" table:style-name="ce26">
            <text:p>Flexibilité</text:p>
          </table:table-cell>
          <table:table-cell office:value-type="string" table:style-name="ce3">
            <text:p>Navigation clavier</text:p>
          </table:table-cell>
          <table:table-cell office:value-type="string" table:style-name="ce3">
            <text:p>Avec la touche de tabulation, l'utilisateur doit pouvoir réaliser toutes les actions d'interaction prévues sur le site ou l'application uniquement au clavier sans la souris, sans être piégé ou bloqué.<text:s/></text:p>
          </table:table-cell>
          <table:table-cell office:value-type="string" table:style-name="ce3">
            <text:p>Vérifier que toutes les actions faites à la souris sont exécutables au clavier et que l'utilisateur ne reste pas bloqué dans la page sans pouvoir atteindre tous les éléments interactifs.</text:p>
          </table:table-cell>
          <table:table-cell office:value-type="string" table:style-name="ce2">
            <text:p>clavier</text:p>
          </table:table-cell>
          <table:table-cell table:style-name="ce2"/>
          <table:table-cell office:value-type="float" office:value="1" table:style-name="ce14">
            <text:p>1</text:p>
          </table:table-cell>
          <table:table-cell office:value-type="string" table:style-name="ce44">
            <text:p>non-valide</text:p>
          </table:table-cell>
          <table:table-cell office:value-type="string" table:style-name="ce2">
            <text:p>méga menu</text:p>
          </table:table-cell>
          <table:table-cell table:number-columns-repeated="16374"/>
        </table:table-row>
        <table:table-row table:style-name="ro12">
          <table:table-cell office:value-type="string" table:style-name="ce26">
            <text:p>Adaptabilité</text:p>
          </table:table-cell>
          <table:table-cell office:value-type="string" table:style-name="ce26">
            <text:p>Flexibilité</text:p>
          </table:table-cell>
          <table:table-cell office:value-type="string" table:style-name="ce2">
            <text:p><text:span text:style-name="T5">É</text:span><text:span text:style-name="T4">quivalents textuels</text:span></text:p>
          </table:table-cell>
          <table:table-cell office:value-type="string" table:style-name="ce2">
            <text:p>Toute information portée par une image non décorative doit pouvoir être accessible aux utilisateurs privés du contexte visuel.</text:p>
          </table:table-cell>
          <table:table-cell office:value-type="string" table:style-name="ce2">
            <text:p>Vérifier que, pour toute image, un équivalent textuel de l'information portée par celle-ci est présent et pertinent.</text:p>
          </table:table-cell>
          <table:table-cell office:value-type="string" table:style-name="ce2">
            <text:p>image</text:p>
          </table:table-cell>
          <table:table-cell table:style-name="ce2"/>
          <table:table-cell office:value-type="float" office:value="1" table:style-name="ce14">
            <text:p>1</text:p>
          </table:table-cell>
          <table:table-cell office:value-type="string" table:style-name="ce44">
            <text:p>non-valide</text:p>
          </table:table-cell>
          <table:table-cell office:value-type="string" table:style-name="ce2">
            <text:p>2 images sans alt : logo et loupe</text:p>
          </table:table-cell>
          <table:table-cell table:number-columns-repeated="16374"/>
        </table:table-row>
        <table:table-row table:style-name="ro12">
          <table:table-cell office:value-type="string" table:style-name="ce26">
            <text:p>Adaptabilité</text:p>
          </table:table-cell>
          <table:table-cell office:value-type="string" table:style-name="ce26">
            <text:p>Flexibilité</text:p>
          </table:table-cell>
          <table:table-cell office:value-type="string" table:style-name="ce4">
            <text:p>Liens d'évitement</text:p>
          </table:table-cell>
          <table:table-cell office:value-type="string" table:style-name="ce3">
            <text:p>Toutes les pages doivent fournir des liens d'évitement pour permettre à l'utilisateur d'aller directement au contenu souhaité</text:p>
          </table:table-cell>
          <table:table-cell office:value-type="string" table:style-name="ce3">
            <text:p>Vérifier la présence de liens d'évitement pour les principales régions de la page (navigation, contenu, pied de page…).</text:p>
          </table:table-cell>
          <table:table-cell office:value-type="string" table:style-name="ce29">
            <text:p>page</text:p>
          </table:table-cell>
          <table:table-cell table:style-name="ce28"/>
          <table:table-cell office:value-type="float" office:value="2" table:style-name="ce58">
            <text:p>2</text:p>
          </table:table-cell>
          <table:table-cell office:value-type="string" table:style-name="ce44">
            <text:p>non-valide</text:p>
          </table:table-cell>
          <table:table-cell table:style-name="ce2"/>
          <table:table-cell table:number-columns-repeated="16374"/>
        </table:table-row>
        <table:table-row table:style-name="ro7">
          <table:table-cell office:value-type="string" table:style-name="ce26">
            <text:p>Adaptabilité</text:p>
          </table:table-cell>
          <table:table-cell office:value-type="string" table:style-name="ce26">
            <text:p>Flexibilité</text:p>
          </table:table-cell>
          <table:table-cell office:value-type="string" table:style-name="ce2">
            <text:p>Transcription vidéo et audio</text:p>
          </table:table-cell>
          <table:table-cell office:value-type="string" table:style-name="ce2">
            <text:p>Toute information diffusée sous la forme d'une vidéo ou d'un fichier son doit pouvoir être accessible aux utilisateurs privés du contexte sonore et/ou visuelle.<text:s text:c="2"/></text:p>
          </table:table-cell>
          <table:table-cell office:value-type="string" table:style-name="ce2">
            <text:p>Vérifier que tout contenu sonore (vidéo ou audio) dans une page est accompagné d'une transcription textuelle complète (texte contenant l’ensemble des informations visuelles et auditives porteuses de sens) .<text:s/></text:p>
          </table:table-cell>
          <table:table-cell office:value-type="string" table:style-name="ce27">
            <text:p>audio, vidéo</text:p>
          </table:table-cell>
          <table:table-cell table:style-name="ce27"/>
          <table:table-cell office:value-type="float" office:value="1" table:style-name="ce14">
            <text:p>1</text:p>
          </table:table-cell>
          <table:table-cell office:value-type="string" table:style-name="ce44">
            <text:p>NA</text:p>
          </table:table-cell>
          <table:table-cell table:style-name="ce2"/>
          <table:table-cell table:number-columns-repeated="16374"/>
        </table:table-row>
        <table:table-row table:style-name="ro17">
          <table:table-cell office:value-type="string" table:style-name="ce26">
            <text:p>Gestion des erreurs</text:p>
          </table:table-cell>
          <table:table-cell office:value-type="string" table:style-name="ce49">
            <text:p>Protection</text:p>
          </table:table-cell>
          <table:table-cell office:value-type="string" table:style-name="ce5">
            <text:p>Homogénéité des libellés</text:p>
          </table:table-cell>
          <table:table-cell office:value-type="string" table:style-name="ce2">
            <text:p>Les champs attendant les mêmes données doivent être libellés de façon identique.<text:s/></text:p>
          </table:table-cell>
          <table:table-cell office:value-type="string" table:style-name="ce2">
            <text:p>Vérifier que, si l'application comporte plusieurs formulaires, les champs qui attendent les mêmes données sont libellés de façon identique et vice-versa (libellé différent si contenu attendu différent).</text:p>
          </table:table-cell>
          <table:table-cell office:value-type="string" table:style-name="ce2">
            <text:p>formulaire</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12">
          <table:table-cell office:value-type="string" table:style-name="ce26">
            <text:p>Gestion des erreurs</text:p>
          </table:table-cell>
          <table:table-cell office:value-type="string" table:style-name="ce49">
            <text:p>Protection</text:p>
          </table:table-cell>
          <table:table-cell office:value-type="string" table:style-name="ce5">
            <text:p>Signalisation des champs obligatoires<text:s/></text:p>
          </table:table-cell>
          <table:table-cell office:value-type="string" table:style-name="ce2">
            <text:p>Les champs obligatoires doivent être signalés à l'utilisateur.<text:s/></text:p>
          </table:table-cell>
          <table:table-cell office:value-type="string" table:style-name="ce2">
            <text:p>Vérifier que tous les champs obligatoires sont signalés à l'utilisateur par un astérisque placé à la fin du libellé.</text:p>
          </table:table-cell>
          <table:table-cell office:value-type="string" table:style-name="ce2">
            <text:p>formulair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18">
          <table:table-cell office:value-type="string" table:style-name="ce26">
            <text:p>Gestion des erreurs</text:p>
          </table:table-cell>
          <table:table-cell office:value-type="string" table:style-name="ce26">
            <text:p>Protection</text:p>
          </table:table-cell>
          <table:table-cell office:value-type="string" table:style-name="ce2">
            <text:p><text:span text:style-name="T8">É</text:span><text:span text:style-name="T7">tiquette des éléments de formulaire</text:span></text:p>
          </table:table-cell>
          <table:table-cell office:value-type="string" table:style-name="ce27">
            <text:p>Les étiquettes des champs doivent liées au champ de formulaire</text:p>
          </table:table-cell>
          <table:table-cell office:value-type="string" table:style-name="ce2">
            <text:p>Vérifier qu'il existe une étiquette programmativemment associée à chaque champ de formulaire.<text:s/></text:p>
          </table:table-cell>
          <table:table-cell office:value-type="string" table:style-name="ce2">
            <text:p>formulaire</text:p>
          </table:table-cell>
          <table:table-cell table:style-name="ce2"/>
          <table:table-cell office:value-type="float" office:value="1" table:style-name="ce14">
            <text:p>1</text:p>
          </table:table-cell>
          <table:table-cell office:value-type="string" table:style-name="ce29">
            <text:p>non-valide</text:p>
          </table:table-cell>
          <table:table-cell office:value-type="string" table:style-name="ce27">
            <text:p>champ de recherche</text:p>
          </table:table-cell>
          <table:table-cell table:number-columns-repeated="16374"/>
        </table:table-row>
        <table:table-row table:style-name="ro8">
          <table:table-cell office:value-type="string" table:style-name="ce26">
            <text:p>Gestion des erreurs</text:p>
          </table:table-cell>
          <table:table-cell office:value-type="string" table:style-name="ce49">
            <text:p>Protection</text:p>
          </table:table-cell>
          <table:table-cell office:value-type="string" table:style-name="ce31">
            <text:p>Format de données</text:p>
          </table:table-cell>
          <table:table-cell office:value-type="string" table:style-name="ce2">
            <text:p>Le format de saisie de données doit être précisé quand cela est nécessaire.<text:s/></text:p>
          </table:table-cell>
          <table:table-cell office:value-type="string" table:style-name="ce2">
            <text:p>Vérifier que le format de la donnée à saisir dans le champ est spécifié lorsqu'un seul format est autorisé (par exemple : JJ/MM/AAAA).<text:s/></text:p>
          </table:table-cell>
          <table:table-cell office:value-type="string" table:style-name="ce2">
            <text:p>formulair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8">
          <table:table-cell office:value-type="string" table:style-name="ce26">
            <text:p>Gestion des erreurs</text:p>
          </table:table-cell>
          <table:table-cell office:value-type="string" table:style-name="ce49">
            <text:p>Protection</text:p>
          </table:table-cell>
          <table:table-cell office:value-type="string" table:style-name="ce31">
            <text:p>Bouton radio</text:p>
          </table:table-cell>
          <table:table-cell office:value-type="string" table:style-name="ce2">
            <text:p>Les boutons radios doivent être utilisés lorsqu'un seul item peut être sélectionné parmi une liste de 5 items.<text:s/></text:p>
          </table:table-cell>
          <table:table-cell office:value-type="string" table:style-name="ce2">
            <text:p>Vérifier que des boutons radios sont utilisés quand un seul item peut être sélectionné parmi une liste de 5 items au plus.<text:s/></text:p>
          </table:table-cell>
          <table:table-cell office:value-type="string" table:style-name="ce2">
            <text:p>bouton</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8">
          <table:table-cell office:value-type="string" table:style-name="ce26">
            <text:p>Gestion des erreurs</text:p>
          </table:table-cell>
          <table:table-cell office:value-type="string" table:style-name="ce49">
            <text:p>Protection</text:p>
          </table:table-cell>
          <table:table-cell office:value-type="string" table:style-name="ce5">
            <text:p>Liste déroulante</text:p>
          </table:table-cell>
          <table:table-cell office:value-type="string" table:style-name="ce2">
            <text:p>Les listes déroulantes doivent être utilisées lorsqu'un seul item peut être sélectionné parmi une liste de plus de 5 items.<text:s/></text:p>
          </table:table-cell>
          <table:table-cell office:value-type="string" table:style-name="ce2">
            <text:p>Vérifier que lorsqu'un seul item peut être sélectionné parmi une liste qui en comporte plus de 5, une liste déroulante est affichée plutôt que des boutons radios.<text:s/></text:p>
          </table:table-cell>
          <table:table-cell office:value-type="string" table:style-name="ce2">
            <text:p>formulaire</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12">
          <table:table-cell office:value-type="string" table:style-name="ce26">
            <text:p>Gestion des erreurs</text:p>
          </table:table-cell>
          <table:table-cell office:value-type="string" table:style-name="ce49">
            <text:p>Protection</text:p>
          </table:table-cell>
          <table:table-cell office:value-type="string" table:style-name="ce31">
            <text:p>Case à cocher</text:p>
          </table:table-cell>
          <table:table-cell office:value-type="string" table:style-name="ce2">
            <text:p>Les cases à cocher doivent être utilisées lorsque plusieurs items peuvent être sélectionnés.<text:s/></text:p>
          </table:table-cell>
          <table:table-cell office:value-type="string" table:style-name="ce2">
            <text:p>Vérifier que des cases à cocher sont utilisées quand plusieurs items peuvent être sélectionnés.<text:s/></text:p>
          </table:table-cell>
          <table:table-cell office:value-type="string" table:style-name="ce2">
            <text:p>formulaire</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8">
          <table:table-cell office:value-type="string" table:style-name="ce26">
            <text:p>Gestion des erreurs</text:p>
          </table:table-cell>
          <table:table-cell office:value-type="string" table:style-name="ce49">
            <text:p>Correction</text:p>
          </table:table-cell>
          <table:table-cell office:value-type="string" table:style-name="ce5">
            <text:p>Contrôle à la saisie</text:p>
          </table:table-cell>
          <table:table-cell office:value-type="string" table:style-name="ce2">
            <text:p>Les champs de saisie doivent être contrôlés en temps réels pour que l'utilisateur puisse, si nécessaire, corriger sa saisie immédiatement.<text:s/></text:p>
          </table:table-cell>
          <table:table-cell office:value-type="string" table:style-name="ce2">
            <text:p>Vérifier que, si besoin et/ou pertinent, les champs de saisie sont contrôlés en temps réel et non après complétion du formulaire et validation du formulaire.<text:s/></text:p>
          </table:table-cell>
          <table:table-cell office:value-type="string" table:style-name="ce2">
            <text:p>formulaire</text:p>
          </table:table-cell>
          <table:table-cell table:style-name="ce2"/>
          <table:table-cell office:value-type="float" office:value="3" table:style-name="ce14">
            <text:p>3</text:p>
          </table:table-cell>
          <table:table-cell office:value-type="string" table:style-name="ce44">
            <text:p>valide</text:p>
          </table:table-cell>
          <table:table-cell office:value-type="string" table:style-name="ce2">
            <text:p>aide à la saisie</text:p>
          </table:table-cell>
          <table:table-cell table:number-columns-repeated="16374"/>
        </table:table-row>
        <table:table-row table:style-name="ro19">
          <table:table-cell office:value-type="string" table:style-name="ce26">
            <text:p>Gestion des erreurs</text:p>
          </table:table-cell>
          <table:table-cell office:value-type="string" table:style-name="ce49">
            <text:p>Correction</text:p>
          </table:table-cell>
          <table:table-cell office:value-type="string" table:style-name="ce5">
            <text:p>Alerte avant validation</text:p>
          </table:table-cell>
          <table:table-cell office:value-type="string" table:style-name="ce2">
            <text:p>Les omissions de champs obligatoires doivent être signalées au moment de la validation.<text:s/></text:p>
          </table:table-cell>
          <table:table-cell office:value-type="string" table:style-name="ce2">
            <text:p>Vérifier que si un champ obligatoire a été omis par l'utilisateur, le système lui signale et identifie ce champ après la validation.</text:p>
          </table:table-cell>
          <table:table-cell office:value-type="string" table:style-name="ce2">
            <text:p>formulair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9">
          <table:table-cell office:value-type="string" table:style-name="ce26">
            <text:p>Gestion des erreurs</text:p>
          </table:table-cell>
          <table:table-cell office:value-type="string" table:style-name="ce49">
            <text:p>Protection</text:p>
          </table:table-cell>
          <table:table-cell office:value-type="string" table:style-name="ce5">
            <text:p>Message de confirmation</text:p>
          </table:table-cell>
          <table:table-cell office:value-type="string" table:style-name="ce2">
            <text:p>Des messages de confirmation doivent accompagner les actions impactantes (i.e. dont l'effet ne peut pas être annulé).<text:s/></text:p>
          </table:table-cell>
          <table:table-cell office:value-type="string" table:style-name="ce2">
            <text:p>Vérifier que les actions impactantes (i.e. dont l'effet ne peut pas être annulé) sont accompagnées de message de confirmation (ex : Souhaitez-vous vraiment supprimer ... ? )</text:p>
          </table:table-cell>
          <table:table-cell office:value-type="string" table:style-name="ce2">
            <text:p>message, formulair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13">
          <table:table-cell office:value-type="string" table:style-name="ce26">
            <text:p>Gestion des erreurs</text:p>
          </table:table-cell>
          <table:table-cell office:value-type="string" table:style-name="ce49">
            <text:p>Qualité</text:p>
          </table:table-cell>
          <table:table-cell office:value-type="string" table:style-name="ce5">
            <text:p>Icône associée au message</text:p>
          </table:table-cell>
          <table:table-cell office:value-type="string" table:style-name="ce2">
            <text:p>Les messages d'erreur, d'alerte ou d'aide doivent être accompagnés d'une icône spécifique.<text:s/></text:p>
          </table:table-cell>
          <table:table-cell office:value-type="string" table:style-name="ce2">
            <text:p>Vérifier que les messages d'erreur d'alerte ou d'aide comportent toujours une icône affichée à gauche du message, indiquant sa nature (point d'exclamation pour un message d'alerte ; croix dans une pastille rouge pour signaler une erreur; point d'interrogation pour un message d'aide).<text:s/></text:p>
          </table:table-cell>
          <table:table-cell office:value-type="string" table:style-name="ce2">
            <text:p>message, formulaire</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3">
          <table:table-cell office:value-type="string" table:style-name="ce26">
            <text:p>Gestion des erreurs</text:p>
          </table:table-cell>
          <table:table-cell office:value-type="string" table:style-name="ce49">
            <text:p>Qualité</text:p>
          </table:table-cell>
          <table:table-cell office:value-type="string" table:style-name="ce5">
            <text:p>Message d'erreur explicite et contextuel</text:p>
          </table:table-cell>
          <table:table-cell office:value-type="string" table:style-name="ce2">
            <text:p><text:span text:style-name="T5">À</text:span><text:span text:style-name="T4"><text:s/>la lecture d'un message d'erreur, l'utilisateur doit comprendre quel est le problème, le contexte dans lequel il s'est produit et éventuellement disposer du mode opératoire permettant de le résoudre.<text:s text:c="2"/></text:span></text:p>
          </table:table-cell>
          <table:table-cell office:value-type="string" table:style-name="ce2">
            <text:p>Vérifier que le contenu des messages est explicite, toujours contextualisé, c'est-à-dire qu'il fait référence à l'origine de l'erreur (éviter les messages génériques du type : "Vous avez fait une erreur" ou "Erreur 404") et qu'il indique éventuellement les moyens de le résoudre (description du problème et actions à réaliser).<text:s/></text:p>
          </table:table-cell>
          <table:table-cell office:value-type="string" table:style-name="ce2">
            <text:p>message, formulaire</text:p>
          </table:table-cell>
          <table:table-cell table:style-name="ce2"/>
          <table:table-cell office:value-type="float" office:value="1" table:style-name="ce14">
            <text:p>1</text:p>
          </table:table-cell>
          <table:table-cell office:value-type="string" table:style-name="ce44">
            <text:p>NA</text:p>
          </table:table-cell>
          <table:table-cell table:style-name="ce2"/>
          <table:table-cell table:number-columns-repeated="16374"/>
        </table:table-row>
        <table:table-row table:style-name="ro9">
          <table:table-cell office:value-type="string" table:style-name="ce26">
            <text:p>Homogénéité et Cohérence</text:p>
          </table:table-cell>
          <table:table-cell table:style-name="ce49"/>
          <table:table-cell office:value-type="string" table:style-name="ce5">
            <text:p>Utilisation de composants chartés<text:s/></text:p>
          </table:table-cell>
          <table:table-cell office:value-type="string" table:style-name="ce2">
            <text:p>La conception de l'application doit s'appuyer sur les composants de la charte.<text:s/></text:p>
          </table:table-cell>
          <table:table-cell office:value-type="string" table:style-name="ce2">
            <text:p>Vérifier que les composants utilisés (bouton d'action, pictogramme, logo,...) sont ceux préconisés par la charte Orange brand (accessible et ergonomiques).<text:s/></text:p>
          </table:table-cell>
          <table:table-cell office:value-type="string" table:style-name="ce2">
            <text:p>charte</text:p>
          </table:table-cell>
          <table:table-cell table:style-name="ce2"/>
          <table:table-cell office:value-type="float" office:value="1" table:style-name="ce14">
            <text:p>1</text:p>
          </table:table-cell>
          <table:table-cell office:value-type="string" table:style-name="ce44">
            <text:p>valide</text:p>
          </table:table-cell>
          <table:table-cell table:style-name="ce2"/>
          <table:table-cell table:number-columns-repeated="16374"/>
        </table:table-row>
        <table:table-row table:style-name="ro12">
          <table:table-cell office:value-type="string" table:style-name="ce26">
            <text:p>Homogénéité et Cohérence</text:p>
          </table:table-cell>
          <table:table-cell table:style-name="ce51"/>
          <table:table-cell office:value-type="string" table:style-name="ce32">
            <text:p>Restriction d'usage du logo Orange</text:p>
          </table:table-cell>
          <table:table-cell office:value-type="string" table:style-name="ce3">
            <text:p>Le logo Orange ne doit pas être présent dans les pop-up et les pop-in.<text:s/></text:p>
          </table:table-cell>
          <table:table-cell office:value-type="string" table:style-name="ce3">
            <text:p>Vérifier que le logo Orange n'est inclus dans aucune pop-up et pop-in de l'application.</text:p>
          </table:table-cell>
          <table:table-cell office:value-type="string" table:style-name="ce2">
            <text:p>charte, logo</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table-row>
        <table:table-row table:style-name="ro9">
          <table:table-cell office:value-type="string" table:style-name="ce26">
            <text:p>Homogénéité et Cohérence</text:p>
          </table:table-cell>
          <table:table-cell table:style-name="ce51"/>
          <table:table-cell office:value-type="string" table:style-name="ce32">
            <text:p>Palette de couleur</text:p>
          </table:table-cell>
          <table:table-cell office:value-type="string" table:style-name="ce3">
            <text:p>Les couleurs utilisées dans l'application doivent appartenir à la palette de couleurs Orange.<text:s/></text:p>
          </table:table-cell>
          <table:table-cell office:value-type="string" table:style-name="ce3">
            <text:p>Vérifier que les couleurs utilisées dans l'application appartiennent à la palette de couleurs de la charte Orange <text:s/>et que les recommandations de celle-ci sont respectées.</text:p>
          </table:table-cell>
          <table:table-cell office:value-type="string" table:style-name="ce2">
            <text:p>charte</text:p>
          </table:table-cell>
          <table:table-cell table:style-name="ce2"/>
          <table:table-cell office:value-type="float" office:value="2" table:style-name="ce14">
            <text:p>2</text:p>
          </table:table-cell>
          <table:table-cell office:value-type="string" table:style-name="ce44">
            <text:p>valide</text:p>
          </table:table-cell>
          <table:table-cell table:style-name="ce2"/>
          <table:table-cell table:number-columns-repeated="16374"/>
        </table:table-row>
        <table:table-row table:style-name="ro9">
          <table:table-cell office:value-type="string" table:style-name="ce26">
            <text:p>Homogénéité et Cohérence</text:p>
          </table:table-cell>
          <table:table-cell table:style-name="ce51"/>
          <table:table-cell office:value-type="string" table:style-name="ce32">
            <text:p>Couleur orange</text:p>
          </table:table-cell>
          <table:table-cell office:value-type="string" table:style-name="ce3">
            <text:p>La couleur orange et ses variations doivent être utilisées de façon limitée.<text:s/></text:p>
          </table:table-cell>
          <table:table-cell office:value-type="string" table:style-name="ce3">
            <text:p>Vérifier que l'utilisation de la couleur orange et de ses variations (#F16E00 avec du blanc ; #FF7900 avec du noir) ainsi que les couleurs secondaires respectent le charte Orange.</text:p>
          </table:table-cell>
          <table:table-cell office:value-type="string" table:style-name="ce2">
            <text:p>charte</text:p>
          </table:table-cell>
          <table:table-cell table:style-name="ce2"/>
          <table:table-cell office:value-type="float" office:value="3" table:style-name="ce14">
            <text:p>3</text:p>
          </table:table-cell>
          <table:table-cell office:value-type="string" table:style-name="ce44">
            <text:p>valide</text:p>
          </table:table-cell>
          <table:table-cell table:style-name="ce2"/>
          <table:table-cell table:number-columns-repeated="16374"/>
        </table:table-row>
        <table:table-row table:style-name="ro20">
          <table:table-cell office:value-type="string" table:style-name="ce26">
            <text:p>Homogénéité et Cohérence</text:p>
          </table:table-cell>
          <table:table-cell table:style-name="ce51"/>
          <table:table-cell office:value-type="string" table:style-name="ce33">
            <text:p>Homogénéité dans la mise en page</text:p>
          </table:table-cell>
          <table:table-cell office:value-type="string" table:style-name="ce2">
            <text:p>Toutes les pages ou boîtes de dialogue de même nature (par exemple : page de formulaire, page d'aide, ...) doivent présenter le même zoning, c'est-à-dire une organisation / structuration identique, ainsi qu'un moyen de distinguer ces différentes <text:s/>régions de la page.<text:s/></text:p>
          </table:table-cell>
          <table:table-cell office:value-type="string" table:style-name="ce2">
            <text:p>Vérifier que l'application utilise des gabarits pour que le même zoning (organisation) soit conservé entre des pages ou des boîtes de dialogue de même nature (par exemple : messages d'erreur, pages de formulaire, ...).<text:s/></text:p>
            <text:p>S’assurer que les zones de la page sont clairement délimitées (bordures, filets, contraste suffisant…) ou qu’il y a un moyen de distinguer visuellement les groupes (sous-menu, liste déroulante…) et les différentes régions de la page.</text:p>
          </table:table-cell>
          <table:table-cell office:value-type="string" table:style-name="ce2">
            <text:p>page, sit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21">
          <table:table-cell office:value-type="string" table:style-name="ce26">
            <text:p>Homogénéité et Cohérence</text:p>
          </table:table-cell>
          <table:table-cell table:style-name="ce51"/>
          <table:table-cell office:value-type="string" table:style-name="ce33">
            <text:p>Système de navigation constant</text:p>
          </table:table-cell>
          <table:table-cell office:value-type="string" table:style-name="ce2">
            <text:p>Toutes les pages d'un groupe de page doivent présenter un système de navigation constant.<text:s/></text:p>
          </table:table-cell>
          <table:table-cell office:value-type="string" table:style-name="ce2">
            <text:p>Vérifier que chaque page est dotée d'un système de navigation présenté de manière constante sur toutes les pages d'un groupe de pages (par exemple : si l'application comprend une barre d'étape, cette barre est positionnée à l’identique et de manière visible sur toutes les pages tout au long du processus, généralement en haut de page).</text:p>
          </table:table-cell>
          <table:table-cell office:value-type="string" table:style-name="ce2">
            <text:p>navigation, sit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12">
          <table:table-cell office:value-type="string" table:style-name="ce26">
            <text:p>Homogénéité et Cohérence</text:p>
          </table:table-cell>
          <table:table-cell table:style-name="ce51"/>
          <table:table-cell office:value-type="string" table:style-name="ce33">
            <text:p>Libellé des rubriques</text:p>
          </table:table-cell>
          <table:table-cell office:value-type="string" table:style-name="ce2">
            <text:p>Le libellé d'une rubrique, d'un onglet ou encore d'un item de menu doit être identique au titre de la page à laquelle il renvoie.<text:s/></text:p>
          </table:table-cell>
          <table:table-cell office:value-type="string" table:style-name="ce2">
            <text:p>Vérifier que le libellé de chaque rubrique, onglet, item de menu est identique au titre de la page à laquelle il renvoie.<text:s/></text:p>
          </table:table-cell>
          <table:table-cell office:value-type="string" table:style-name="ce2">
            <text:p>menu</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style-name="ce25"/>
        </table:table-row>
        <table:table-row table:style-name="ro8">
          <table:table-cell office:value-type="string" table:style-name="ce26">
            <text:p>Homogénéité et Cohérence</text:p>
          </table:table-cell>
          <table:table-cell table:style-name="ce51"/>
          <table:table-cell office:value-type="string" table:style-name="ce33">
            <text:p>Bouton identique sur plusieurs pages</text:p>
          </table:table-cell>
          <table:table-cell office:value-type="string" table:style-name="ce34">
            <text:p>Quand un même bouton est présent sur plusieurs pages, il doit être positionné de façon identique.<text:s/></text:p>
          </table:table-cell>
          <table:table-cell office:value-type="string" table:style-name="ce2">
            <text:p>Vérifier que si un même bouton (même fonction ou action) est affiché sur plusieurs pages, il est toujours positionné au même endroit.<text:s/></text:p>
          </table:table-cell>
          <table:table-cell office:value-type="string" table:style-name="ce2">
            <text:p>bouton, sit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11">
          <table:table-cell office:value-type="string" table:style-name="ce26">
            <text:p>Signifiance</text:p>
            <text:p><text:s/>des codes et terminologie</text:p>
          </table:table-cell>
          <table:table-cell table:style-name="ce49"/>
          <table:table-cell office:value-type="string" table:style-name="ce5">
            <text:p>Icône et pictogramme .<text:s/></text:p>
          </table:table-cell>
          <table:table-cell office:value-type="string" table:style-name="ce2">
            <text:p>Les icônes et pictogrammes ayant une fonction de signe doivent être explicites, posséder une alternative et une info-bulle qui correspond à l'information véhiculée.<text:s/></text:p>
          </table:table-cell>
          <table:table-cell office:value-type="string" table:style-name="ce3">
            <text:p>Vérifier que les pictogrammes sont explicites (exemple : un point d'interrogation pour l'aide, un "i" pour une information, un panneau "attention" pour une alerte, une loupe pour rechercher,…) et qu'ils sont accompagnés d'une alternative textuelle et d'une info-bulle pertinente.</text:p>
          </table:table-cell>
          <table:table-cell office:value-type="string" table:style-name="ce2">
            <text:p>image, icône</text:p>
          </table:table-cell>
          <table:table-cell table:style-name="ce2"/>
          <table:table-cell office:value-type="float" office:value="1" table:style-name="ce14">
            <text:p>1</text:p>
          </table:table-cell>
          <table:table-cell office:value-type="string" table:style-name="ce44">
            <text:p>NA</text:p>
          </table:table-cell>
          <table:table-cell table:style-name="ce2"/>
          <table:table-cell table:number-columns-repeated="16374" table:style-name="ce25"/>
        </table:table-row>
        <table:table-row table:style-name="ro22">
          <table:table-cell office:value-type="string" table:style-name="ce26">
            <text:p>Signifiance</text:p>
            <text:p><text:s/>des codes et terminologie</text:p>
          </table:table-cell>
          <table:table-cell table:style-name="ce49"/>
          <table:table-cell office:value-type="string" table:style-name="ce5">
            <text:p>Explicitation des abréviations et des acronymes</text:p>
          </table:table-cell>
          <table:table-cell office:value-type="string" table:style-name="ce2">
            <text:p>Les abréviations et les acronymes doivent être explicitées dans l'application.<text:s/></text:p>
          </table:table-cell>
          <table:table-cell office:value-type="string" table:style-name="ce2">
            <text:p>Vérifier que toutes les abréviations et acronymes sont explicités (via une info-bulle, un lexique, une légende …).<text:s/></text:p>
          </table:table-cell>
          <table:table-cell office:value-type="string" table:style-name="ce2">
            <text:p>texte</text:p>
          </table:table-cell>
          <table:table-cell table:style-name="ce2"/>
          <table:table-cell office:value-type="float" office:value="2" table:style-name="ce14">
            <text:p>2</text:p>
          </table:table-cell>
          <table:table-cell office:value-type="string" table:style-name="ce44">
            <text:p>non-valide</text:p>
          </table:table-cell>
          <table:table-cell office:value-type="string" table:style-name="ce2">
            <text:p>4K, ADSL</text:p>
          </table:table-cell>
          <table:table-cell table:number-columns-repeated="16374"/>
        </table:table-row>
        <table:table-row table:style-name="ro23">
          <table:table-cell office:value-type="string" table:style-name="ce26">
            <text:p>Signifiance</text:p>
            <text:p><text:s/>des codes et terminologie</text:p>
          </table:table-cell>
          <table:table-cell table:style-name="ce49"/>
          <table:table-cell office:value-type="string" table:style-name="ce5">
            <text:p>Langue étrangère et changements</text:p>
          </table:table-cell>
          <table:table-cell office:value-type="string" table:style-name="ce2">
            <text:p>La langue principale de l'application doit être précisée ainsi que tout changement de langue dans la page. Cela permet à un lecteur vocal de prendre l'accent adéquat.</text:p>
          </table:table-cell>
          <table:table-cell office:value-type="string" table:style-name="ce2">
            <text:p>Vérifier que la langue principale de l'application est spécifiée dans le code HTML sur chaque page et que tout changement de langue par rapport à la langue principale est précisée.</text:p>
          </table:table-cell>
          <table:table-cell office:value-type="string" table:style-name="ce2">
            <text:p>page, texte</text:p>
          </table:table-cell>
          <table:table-cell table:style-name="ce2"/>
          <table:table-cell office:value-type="float" office:value="2" table:style-name="ce14">
            <text:p>2</text:p>
          </table:table-cell>
          <table:table-cell office:value-type="string" table:style-name="ce44">
            <text:p>valide</text:p>
          </table:table-cell>
          <table:table-cell table:style-name="ce2"/>
          <table:table-cell table:number-columns-repeated="16374"/>
        </table:table-row>
        <table:table-row table:style-name="ro9">
          <table:table-cell office:value-type="string" table:style-name="ce26">
            <text:p>Compatibilité</text:p>
          </table:table-cell>
          <table:table-cell table:style-name="ce49"/>
          <table:table-cell office:value-type="string" table:style-name="ce5">
            <text:p>Consultation sur écran de petite taille</text:p>
          </table:table-cell>
          <table:table-cell office:value-type="string" table:style-name="ce2">
            <text:p>Faire en sorte que même sur un écran de petite taille (tablette, smartphone, …) les principales informations de la page s'affichent sans avoir besoin d'utiliser un double système de défilement.<text:s/></text:p>
          </table:table-cell>
          <table:table-cell office:value-type="string" table:style-name="ce2">
            <text:p>Lorsque l'application est consultable ponctuellement sur une interface de taille réduite (tablette, smartphone...) vérifier que la structure s'adapte à la taille écran (responsive web design)</text:p>
          </table:table-cell>
          <table:table-cell office:value-type="string" table:style-name="ce2">
            <text:p>page</text:p>
          </table:table-cell>
          <table:table-cell table:style-name="ce2"/>
          <table:table-cell office:value-type="float" office:value="2" table:style-name="ce14">
            <text:p>2</text:p>
          </table:table-cell>
          <table:table-cell office:value-type="string" table:style-name="ce44">
            <text:p>non-valide</text:p>
          </table:table-cell>
          <table:table-cell table:style-name="ce2"/>
          <table:table-cell table:number-columns-repeated="16374" table:style-name="ce25"/>
        </table:table-row>
        <table:table-row table:style-name="ro9">
          <table:table-cell office:value-type="string" table:style-name="ce26">
            <text:p>Compatibilité</text:p>
          </table:table-cell>
          <table:table-cell table:style-name="ce49"/>
          <table:table-cell office:value-type="string" table:style-name="ce5">
            <text:p>Grossissement des textes</text:p>
          </table:table-cell>
          <table:table-cell office:value-type="string" table:style-name="ce2">
            <text:p>La structure visuelle des écrans doit être flexible et donc permettre l'agrandissement de la taille du texte.<text:s/></text:p>
          </table:table-cell>
          <table:table-cell office:value-type="string" table:style-name="ce2">
            <text:p>Vérifier que si la taille du texte est multipliée par 2 (zoomer à 200% le texte uniquement, <text:s/>depuis les réglages du navigateur), il n'y a pas de disparition ou de chevauchement de texte.</text:p>
          </table:table-cell>
          <table:table-cell office:value-type="string" table:style-name="ce2">
            <text:p>texte</text:p>
          </table:table-cell>
          <table:table-cell office:value-type="float" office:value="1" table:style-name="ce57">
            <text:p>1</text:p>
          </table:table-cell>
          <table:table-cell office:value-type="float" office:value="2" table:style-name="ce14">
            <text:p>2</text:p>
          </table:table-cell>
          <table:table-cell office:value-type="string" table:style-name="ce44">
            <text:p>non-valide</text:p>
          </table:table-cell>
          <table:table-cell table:style-name="ce2"/>
          <table:table-cell table:number-columns-repeated="16374" table:style-name="ce25"/>
        </table:table-row>
        <table:table-row table:style-name="ro9">
          <table:table-cell office:value-type="string" table:style-name="ce26">
            <text:p>Compatibilité</text:p>
          </table:table-cell>
          <table:table-cell table:style-name="ce49"/>
          <table:table-cell office:value-type="string" table:style-name="ce5">
            <text:p>Particularité pour les applications intégrées dans un portail</text:p>
          </table:table-cell>
          <table:table-cell office:value-type="string" table:style-name="ce2">
            <text:p>L'intégration de l'application dans un portail doit être transparente pour l'utilisateur.<text:s/></text:p>
          </table:table-cell>
          <table:table-cell office:value-type="string" table:style-name="ce2">
            <text:p>Vérifier que lorsque l'application est intégrée dans un portail elle prend en compte l'environnement dans lequel elle s'intègre (exemple : ne pas doublonner le logo Orange).<text:s/></text:p>
          </table:table-cell>
          <table:table-cell office:value-type="string" table:style-name="ce2">
            <text:p>page, site</text:p>
          </table:table-cell>
          <table:table-cell table:style-name="ce2"/>
          <table:table-cell office:value-type="float" office:value="3" table:style-name="ce14">
            <text:p>3</text:p>
          </table:table-cell>
          <table:table-cell office:value-type="string" table:style-name="ce44">
            <text:p>NA</text:p>
          </table:table-cell>
          <table:table-cell table:style-name="ce2"/>
          <table:table-cell table:number-columns-repeated="16374" table:style-name="ce35"/>
        </table:table-row>
        <table:table-row table:style-name="ro12">
          <table:table-cell office:value-type="string" table:style-name="ce26">
            <text:p>Compatibilité</text:p>
          </table:table-cell>
          <table:table-cell table:style-name="ce49"/>
          <table:table-cell office:value-type="string" table:style-name="ce5">
            <text:p>Fonctionnalités et périphériques</text:p>
          </table:table-cell>
          <table:table-cell office:value-type="string" table:style-name="ce2">
            <text:p>L'application doit être consultable sur les périphériques du parc des utilisateurs finaux (exemple : PC, tablette, terminal braille, …).<text:s/></text:p>
          </table:table-cell>
          <table:table-cell office:value-type="string" table:style-name="ce2">
            <text:p>Vérifier que les principales fonctionnalités sont utilisables sur les périphériques utilisés par les utilisateurs finaux.<text:s/></text:p>
          </table:table-cell>
          <table:table-cell office:value-type="string" table:style-name="ce2">
            <text:p>page, site</text:p>
          </table:table-cell>
          <table:table-cell table:style-name="ce2"/>
          <table:table-cell office:value-type="float" office:value="2" table:style-name="ce14">
            <text:p>2</text:p>
          </table:table-cell>
          <table:table-cell office:value-type="string" table:style-name="ce44">
            <text:p>NA</text:p>
          </table:table-cell>
          <table:table-cell table:style-name="ce2"/>
          <table:table-cell table:number-columns-repeated="16374"/>
        </table:table-row>
        <table:table-row table:style-name="ro9">
          <table:table-cell office:value-type="string" table:style-name="ce26">
            <text:p>Compatibilité</text:p>
          </table:table-cell>
          <table:table-cell table:style-name="ce26"/>
          <table:table-cell office:value-type="string" table:style-name="ce8">
            <text:p>Couleur et information sensorielle</text:p>
          </table:table-cell>
          <table:table-cell office:value-type="string" table:style-name="ce8">
            <text:p>La couleur, la forme ou tout autre indicateur sensoriel ne doit pas être l'unique support de l'information.</text:p>
          </table:table-cell>
          <table:table-cell office:value-type="string" table:style-name="ce8">
            <text:p>Vérifier que si une couleur ou tout autre information sensorielle (taille, forme…) est utilisée pour apporter du sens, cette information est doublée d'une alternative (en général du texte).</text:p>
          </table:table-cell>
          <table:table-cell office:value-type="string" table:style-name="ce36">
            <text:p>couleur</text:p>
          </table:table-cell>
          <table:table-cell table:style-name="ce36"/>
          <table:table-cell office:value-type="float" office:value="1" table:style-name="ce56">
            <text:p>1</text:p>
          </table:table-cell>
          <table:table-cell office:value-type="string" table:style-name="ce44">
            <text:p>NA</text:p>
          </table:table-cell>
          <table:table-cell table:style-name="ce8"/>
          <table:table-cell table:number-columns-repeated="16374"/>
        </table:table-row>
        <table:table-row table:style-name="ro24">
          <table:table-cell table:style-name="ce37"/>
          <table:table-cell table:style-name="ce54"/>
          <table:table-cell table:style-name="ce25"/>
          <table:table-cell table:style-name="ce38"/>
          <table:table-cell table:number-columns-repeated="4" table:style-name="ce25"/>
          <table:table-cell table:style-name="ce39"/>
          <table:table-cell table:number-columns-repeated="16375" table:style-name="ce17"/>
        </table:table-row>
        <table:table-row table:style-name="ro24">
          <table:table-cell table:style-name="ce37"/>
          <table:table-cell table:style-name="ce54"/>
          <table:table-cell table:number-columns-repeated="5" table:style-name="ce35"/>
          <table:table-cell table:number-columns-repeated="2" table:style-name="ce45"/>
          <table:table-cell table:number-columns-repeated="16375" table:style-name="ce17"/>
        </table:table-row>
        <table:table-row table:number-rows-repeated="16" table:style-name="ro25">
          <table:table-cell table:number-columns-repeated="16384"/>
        </table:table-row>
        <table:table-row table:number-rows-repeated="5" table:style-name="ro24">
          <table:table-cell table:style-name="ce40"/>
          <table:table-cell table:style-name="ce55"/>
          <table:table-cell table:number-columns-repeated="6" table:style-name="ce17"/>
          <table:table-cell table:style-name="ce18"/>
          <table:table-cell table:number-columns-repeated="16375" table:style-name="ce25"/>
        </table:table-row>
        <table:table-row table:style-name="ro24">
          <table:table-cell table:style-name="ce40"/>
          <table:table-cell table:style-name="ce55"/>
          <table:table-cell table:style-name="ce41"/>
          <table:table-cell table:number-columns-repeated="5" table:style-name="ce38"/>
          <table:table-cell table:style-name="ce42"/>
          <table:table-cell table:number-columns-repeated="16375" table:style-name="ce25"/>
        </table:table-row>
        <table:table-row table:number-rows-repeated="2" table:style-name="ro24">
          <table:table-cell table:style-name="ce40"/>
          <table:table-cell table:style-name="ce55"/>
          <table:table-cell table:number-columns-repeated="6" table:style-name="ce41"/>
          <table:table-cell table:style-name="ce39"/>
          <table:table-cell table:number-columns-repeated="16375" table:style-name="ce25"/>
        </table:table-row>
        <table:table-row table:number-rows-repeated="327" table:style-name="ro24">
          <table:table-cell table:style-name="ce40"/>
          <table:table-cell table:style-name="ce55"/>
          <table:table-cell table:number-columns-repeated="6" table:style-name="ce25"/>
          <table:table-cell table:style-name="ce39"/>
          <table:table-cell table:number-columns-repeated="16375" table:style-name="ce25"/>
        </table:table-row>
        <table:table-row table:style-name="ro24">
          <table:table-cell table:style-name="ce43"/>
          <table:table-cell table:style-name="ce54"/>
          <table:table-cell table:number-columns-repeated="6" table:style-name="ce25"/>
          <table:table-cell table:style-name="ce39"/>
          <table:table-cell table:number-columns-repeated="16375"/>
        </table:table-row>
        <table:table-row table:number-rows-repeated="4" table:style-name="ro24">
          <table:table-cell table:style-name="ce37"/>
          <table:table-cell table:style-name="ce54"/>
          <table:table-cell table:number-columns-repeated="6" table:style-name="ce25"/>
          <table:table-cell table:style-name="ce39"/>
          <table:table-cell table:number-columns-repeated="16375"/>
        </table:table-row>
        <table:table-row table:number-rows-repeated="1048147" table:style-name="ro25">
          <table:table-cell table:number-columns-repeated="16384"/>
        </table:table-row>
      </table:table>
      <table:table table:name="Usage_handicaps" table:style-name="ta2">
        <table:table-column table:style-name="co9" table:default-cell-style-name="ce1"/>
        <table:table-column table:style-name="co8" table:number-columns-repeated="16383" table:default-cell-style-name="ce1"/>
        <table:table-row table:style-name="ro26">
          <table:table-cell office:value-type="string" table:style-name="ce13">
            <text:p>Ici n'est cité uniquement que les outils et leurs usages qui déterminent l'expérience utilisateur pour une conception accessible</text:p>
          </table:table-cell>
          <table:table-cell table:number-columns-repeated="16383"/>
        </table:table-row>
        <table:table-row table:style-name="ro27">
          <table:table-cell office:value-type="string" table:style-name="ce12">
            <text:p>Cas de Non-voyance</text:p>
          </table:table-cell>
          <table:table-cell table:number-columns-repeated="16383"/>
        </table:table-row>
        <table:table-row table:style-name="ro27">
          <table:table-cell office:value-type="string" table:style-name="ce11">
            <text:p>- utilisation d'un logiciel de revue vocale d'écran</text:p>
          </table:table-cell>
          <table:table-cell table:number-columns-repeated="16383"/>
        </table:table-row>
        <table:table-row table:style-name="ro2">
          <table:table-cell office:value-type="string" table:style-name="ce10">
            <text:p>Un logiciel qui vocalise les contenus et permet grâce à des des touches de raccourcis clavier d'aller soit à l'information recherchée, soit de comprendre le contexte de la page. Chaque raccourcis dédié vocalise le titre de la page, les titres des rubriques, les liens, les champs de formulaire, les tableaux de données.<text:s/></text:p>
            <text:p>==&gt; Ce qui va aider l'utilisateur c'est une conception qui respecte <text:s/>des balises validées par les WCAG 2.0</text:p>
          </table:table-cell>
          <table:table-cell table:number-columns-repeated="16383"/>
        </table:table-row>
        <table:table-row table:style-name="ro28">
          <table:table-cell office:value-type="string" table:style-name="ce11">
            <text:p>- Utilise pour la navigation un clavier</text:p>
          </table:table-cell>
          <table:table-cell table:number-columns-repeated="16383"/>
        </table:table-row>
        <table:table-row table:style-name="ro29">
          <table:table-cell office:value-type="string" table:style-name="ce10">
            <text:p>La souris est un outil inaccessible et c'est donc grâce aux raccourcis clavier et à la touche TAB qu'ils peuvent naviguer dans une page.</text:p>
            <text:p>==&gt; ce qui va les aider c'est une conception qui prévoit que toute action à la souris soit possible via le clavier (touche TAB)</text:p>
          </table:table-cell>
          <table:table-cell table:number-columns-repeated="16383"/>
        </table:table-row>
        <table:table-row table:style-name="ro30">
          <table:table-cell table:number-columns-repeated="16384"/>
        </table:table-row>
        <table:table-row table:style-name="ro31">
          <table:table-cell office:value-type="string" table:style-name="ce12">
            <text:p>Cas de Malvoyance</text:p>
          </table:table-cell>
          <table:table-cell table:number-columns-repeated="16383"/>
        </table:table-row>
        <table:table-row table:style-name="ro30">
          <table:table-cell office:value-type="string" table:style-name="ce11">
            <text:p>- utilisation d'un logiciel zoom et modification des contrastes et repérage souris</text:p>
          </table:table-cell>
          <table:table-cell table:number-columns-repeated="16383"/>
        </table:table-row>
        <table:table-row table:style-name="ro32">
          <table:table-cell office:value-type="string" table:style-name="ce10">
            <text:p>Les utilisateurs malvoyants ont besoin de discriminer facilement les blocs de contenus et où se trouve le focus afin de se repérer dans la page. Dans un deuxième temps., ils vont lire le contenu.</text:p>
            <text:p>==&gt; ce qui va les aider c'est une concention qui intègre la fonction zoom à 200% pour vérifier que les les blocs ne se chevauchent pas</text:p>
          </table:table-cell>
          <table:table-cell table:number-columns-repeated="16383"/>
        </table:table-row>
        <table:table-row table:number-rows-repeated="1048566" table:style-name="ro30">
          <table:table-cell table:number-columns-repeated="16384"/>
        </table:table-row>
      </table:table>
      <table:table table:name="'file:///U:/Isabelle/ERGO/Autre/FORMATION%20ergo/Docs%20utiles/Rubriques%20socles%20d'ergo.xls'#Suivi_modifs" table:style-name="ta3">
        <table:table-source xlink:href="file:///U:/Isabelle/ERGO/Autre/FORMATION%20ergo/Docs%20utiles/Rubriques%20socles%20d'ergo.xls" table:table-name="Suivi_modifs" table:mode="copy-results-only"/>
        <table:table-column/>
        <table:table-row table:number-rows-repeated="1048576">
          <table:table-cell table:number-columns-repeated="16384"/>
        </table:table-row>
      </table:table>
      <table:table table:name="'file:///U:/Isabelle/ERGO/Autre/FORMATION%20ergo/Docs%20utiles/Rubriques%20socles%20d'ergo.xls'#Ergonomie_Exi" table:style-name="ta3">
        <table:table-source xlink:href="file:///U:/Isabelle/ERGO/Autre/FORMATION%20ergo/Docs%20utiles/Rubriques%20socles%20d'ergo.xls" table:table-name="Ergonomie_Exi" table:mode="copy-results-only"/>
        <table:table-column/>
        <table:table-row table:number-rows-repeated="1048576">
          <table:table-cell table:number-columns-repeated="16384"/>
        </table:table-row>
      </table:table>
      <table:table table:name="'file:///U:/Isabelle/ERGO/Autre/FORMATION%20ergo/Docs%20utiles/Rubriques%20socles%20d'ergo.xls'#Ergonomie_Test_standard" table:style-name="ta3">
        <table:table-source xlink:href="file:///U:/Isabelle/ERGO/Autre/FORMATION%20ergo/Docs%20utiles/Rubriques%20socles%20d'ergo.xls" table:table-name="Ergonomie_Test_standard" table:mode="copy-results-only"/>
        <table:table-column/>
        <table:table-row table:number-rows-repeated="1048576">
          <table:table-cell table:number-columns-repeated="16384"/>
        </table:table-row>
      </table:table>
      <table:table table:name="'file:///U:/Isabelle/ERGO/Autre/FORMATION%20ergo/Docs%20utiles/Rubriques%20socles%20d'ergo.xls'#Listes" table:style-name="ta3">
        <table:table-source xlink:href="file:///U:/Isabelle/ERGO/Autre/FORMATION%20ergo/Docs%20utiles/Rubriques%20socles%20d'ergo.xls" table:table-name="Listes" table:mode="copy-results-only"/>
        <table:table-column/>
        <table:table-row>
          <table:table-cell table:number-columns-repeated="16384"/>
        </table:table-row>
        <table:table-row>
          <table:table-cell office:value-type="string" office:string-value="Folder"/>
          <table:table-cell office:value-type="string" office:string-value="P0-Must have"/>
          <table:table-cell office:value-type="string" office:string-value="01-Low"/>
          <table:table-cell office:value-type="string" office:string-value="Accesssibility Generic"/>
          <table:table-cell office:value-type="string" office:string-value="N/A"/>
          <table:table-cell office:value-type="string" office:string-value="No "/>
          <table:table-cell table:number-columns-repeated="2"/>
          <table:table-cell office:value-type="string" office:string-value="Design and usability - Ergonomy"/>
          <table:table-cell table:number-columns-repeated="16375"/>
        </table:table-row>
        <table:table-row>
          <table:table-cell office:value-type="string" office:string-value="Need"/>
          <table:table-cell office:value-type="string" office:string-value="P1-Should have"/>
          <table:table-cell office:value-type="string" office:string-value="02-Medium"/>
          <table:table-cell office:value-type="string" office:string-value="Maintenability Generic"/>
          <table:table-cell/>
          <table:table-cell office:value-type="string" office:string-value="Yes"/>
          <table:table-cell table:number-columns-repeated="16378"/>
        </table:table-row>
        <table:table-row>
          <table:table-cell office:value-type="string" office:string-value="Product"/>
          <table:table-cell office:value-type="string" office:string-value="P2-Could have"/>
          <table:table-cell office:value-type="string" office:string-value="03-High"/>
          <table:table-cell office:value-type="string" office:string-value="Operability Generic"/>
          <table:table-cell table:number-columns-repeated="16380"/>
        </table:table-row>
        <table:table-row>
          <table:table-cell/>
          <table:table-cell office:value-type="string" office:string-value="P3-Would like to have"/>
          <table:table-cell/>
          <table:table-cell office:value-type="string" office:string-value="Not Generic"/>
          <table:table-cell table:number-columns-repeated="2"/>
          <table:table-cell office:value-type="string" office:string-value="04-Approved"/>
          <table:table-cell table:number-columns-repeated="2"/>
          <table:table-cell office:value-type="string" office:string-value="04-Approved"/>
          <table:table-cell table:number-columns-repeated="16374"/>
        </table:table-row>
        <table:table-row table:number-rows-repeated="1048571">
          <table:table-cell table:number-columns-repeated="16374"/>
        </table:table-row>
      </table:table>
      <table:table table:name="'file:///U:/Isabelle/ERGO/Autre/FORMATION%20ergo/Docs%20utiles/Rubriques%20socles%20d'ergo.xls'#Livret" table:style-name="ta3">
        <table:table-source xlink:href="file:///U:/Isabelle/ERGO/Autre/FORMATION%20ergo/Docs%20utiles/Rubriques%20socles%20d'ergo.xls" table:table-name="Livret" table:mode="copy-results-only"/>
        <table:table-column/>
        <table:table-row table:number-rows-repeated="1048576">
          <table:table-cell table:number-columns-repeated="16384"/>
        </table:table-row>
      </table:table>
      <table:named-expressions>
        <table:named-range table:name="ACA" table:cell-range-address="'file:///U:/Isabelle/ERGO/Autre/FORMATION%20ergo/Docs%20utiles/Rubriques%20socles%20d'ergo.xls'#Listes.$E$2" table:base-cell-address="liste_de_critères.$A$1"/>
        <table:named-range table:name="Category" table:cell-range-address="'file:///U:/Isabelle/ERGO/Autre/FORMATION%20ergo/Docs%20utiles/Rubriques%20socles%20d'ergo.xls'#Listes.$I$2" table:base-cell-address="liste_de_critères.$A$1"/>
        <table:named-range table:name="ChangedAfterT1" table:cell-range-address="'file:///U:/Isabelle/ERGO/Autre/FORMATION%20ergo/Docs%20utiles/Rubriques%20socles%20d'ergo.xls'#Listes.$F$2:Listes.$F$3" table:base-cell-address="liste_de_critères.$A$1"/>
        <table:named-range table:name="CriticityORComplexity" table:cell-range-address="'file:///U:/Isabelle/ERGO/Autre/FORMATION%20ergo/Docs%20utiles/Rubriques%20socles%20d'ergo.xls'#Listes.$C$2:Listes.$C$4" table:base-cell-address="liste_de_critères.$A$1"/>
        <table:named-range table:name="Generic_Base" table:cell-range-address="'file:///U:/Isabelle/ERGO/Autre/FORMATION%20ergo/Docs%20utiles/Rubriques%20socles%20d'ergo.xls'#Listes.$D$2:Listes.$D$5" table:base-cell-address="liste_de_critères.$A$1"/>
        <table:named-range table:name="NeedStatus" table:cell-range-address="'file:///U:/Isabelle/ERGO/Autre/FORMATION%20ergo/Docs%20utiles/Rubriques%20socles%20d'ergo.xls'#Listes.$J$5" table:base-cell-address="liste_de_critères.$A$1"/>
        <table:named-range table:name="Priority" table:cell-range-address="'file:///U:/Isabelle/ERGO/Autre/FORMATION%20ergo/Docs%20utiles/Rubriques%20socles%20d'ergo.xls'#Listes.$B$2:Listes.$B$5" table:base-cell-address="liste_de_critères.$A$1"/>
        <table:named-range table:name="ProductStatus" table:cell-range-address="'file:///U:/Isabelle/ERGO/Autre/FORMATION%20ergo/Docs%20utiles/Rubriques%20socles%20d'ergo.xls'#Listes.$G$5" table:base-cell-address="liste_de_critères.$A$1"/>
        <table:named-range table:name="ReqType" table:cell-range-address="'file:///U:/Isabelle/ERGO/Autre/FORMATION%20ergo/Docs%20utiles/Rubriques%20socles%20d'ergo.xls'#Listes.$A$2:Listes.$A$4" table:base-cell-address="liste_de_critères.$A$1"/>
      </table:named-expressions>
      <table:database-ranges>
        <table:database-range table:target-range-address="liste_de_critères.C2:liste_de_critères.J71" table:name="Liste13"/>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25in" fo:margin-right="0.25in" style:print-orientation="portrait" style:print-page-order="ttb" style:first-page-number="continue" style:scale-to="48%" style:table-centering="both"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ITEY Isabelle OF/RHF</meta:initial-creator>
    <dc:creator>ANIORT Vincent IST/ISAD</dc:creator>
    <meta:creation-date>2013-12-23T14:30:10Z</meta:creation-date>
    <dc:date>2017-10-07T08:22:13Z</dc:date>
    <meta:print-date>2014-01-20T09:24:43Z</meta:print-date>
    <meta:user-defined meta:name="_NewReviewCycle"/>
  </office:meta>
</office:document-meta>
</file>